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FrequencyANS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4.137" calcext:value-type="float">
            <text:p>4.13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0" calcext:value-type="float">
            <text:p>25000</text:p>
          </table:table-cell>
          <table:table-cell table:formula="of:=25000-[.D1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.137" calcext:value-type="float">
            <text:p>5.13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0" calcext:value-type="float">
            <text:p>25000</text:p>
          </table:table-cell>
          <table:table-cell table:formula="of:=25000-[.D2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6.137" calcext:value-type="float">
            <text:p>6.13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0" calcext:value-type="float">
            <text:p>25000</text:p>
          </table:table-cell>
          <table:table-cell table:formula="of:=25000-[.D3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137" calcext:value-type="float">
            <text:p>7.13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0" calcext:value-type="float">
            <text:p>25000</text:p>
          </table:table-cell>
          <table:table-cell table:formula="of:=25000-[.D4]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7.138" calcext:value-type="float">
            <text:p>7.13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5.7038" calcext:value-type="float">
            <text:p>24985.7038</text:p>
          </table:table-cell>
          <table:table-cell table:formula="of:=25000-[.D5]" office:value-type="float" office:value="14.2962000000007" calcext:value-type="float">
            <text:p>14.30</text:p>
          </table:table-cell>
        </table:table-row>
        <table:table-row table:style-name="ro1">
          <table:table-cell office:value-type="float" office:value="8.138" calcext:value-type="float">
            <text:p>8.13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9.20472" calcext:value-type="float">
            <text:p>24979.20472</text:p>
          </table:table-cell>
          <table:table-cell table:formula="of:=25000-[.D6]" office:value-type="float" office:value="20.7952799999985" calcext:value-type="float">
            <text:p>20.80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0.64938" calcext:value-type="float">
            <text:p>24970.64938</text:p>
          </table:table-cell>
          <table:table-cell table:formula="of:=25000-[.D7]" office:value-type="float" office:value="29.3506200000011" calcext:value-type="float">
            <text:p>29.35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3.31167" calcext:value-type="float">
            <text:p>24983.31167</text:p>
          </table:table-cell>
          <table:table-cell table:formula="of:=25000-[.D8]" office:value-type="float" office:value="16.6883300000009" calcext:value-type="float">
            <text:p>16.69</text:p>
          </table:table-cell>
        </table:table-row>
        <table:table-row table:style-name="ro1">
          <table:table-cell office:value-type="float" office:value="11.141" calcext:value-type="float">
            <text:p>11.14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8.65815" calcext:value-type="float">
            <text:p>24998.65815</text:p>
          </table:table-cell>
          <table:table-cell table:formula="of:=25000-[.D9]" office:value-type="float" office:value="1.3418500000007" calcext:value-type="float">
            <text:p>1.34</text:p>
          </table:table-cell>
        </table:table-row>
        <table:table-row table:style-name="ro1">
          <table:table-cell office:value-type="float" office:value="12.142" calcext:value-type="float">
            <text:p>12.14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0.24481" calcext:value-type="float">
            <text:p>25000.24481</text:p>
          </table:table-cell>
          <table:table-cell table:formula="of:=25000-[.D10]" office:value-type="float" office:value="-0.244810000000143" calcext:value-type="float">
            <text:p>-0.24</text:p>
          </table:table-cell>
        </table:table-row>
        <table:table-row table:style-name="ro1">
          <table:table-cell office:value-type="float" office:value="13.142" calcext:value-type="float">
            <text:p>13.14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5.44192" calcext:value-type="float">
            <text:p>24995.44192</text:p>
          </table:table-cell>
          <table:table-cell table:formula="of:=25000-[.D11]" office:value-type="float" office:value="4.55807999999888" calcext:value-type="float">
            <text:p>4.56</text:p>
          </table:table-cell>
        </table:table-row>
        <table:table-row table:style-name="ro1">
          <table:table-cell office:value-type="float" office:value="14.142" calcext:value-type="float">
            <text:p>14.14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6.88964" calcext:value-type="float">
            <text:p>24986.88964</text:p>
          </table:table-cell>
          <table:table-cell table:formula="of:=25000-[.D12]" office:value-type="float" office:value="13.1103599999988" calcext:value-type="float">
            <text:p>13.11</text:p>
          </table:table-cell>
        </table:table-row>
        <table:table-row table:style-name="ro1">
          <table:table-cell office:value-type="float" office:value="15.143" calcext:value-type="float">
            <text:p>15.14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4.9822" calcext:value-type="float">
            <text:p>25004.9822</text:p>
          </table:table-cell>
          <table:table-cell table:formula="of:=25000-[.D13]" office:value-type="float" office:value="-4.98219999999856" calcext:value-type="float">
            <text:p>-4.98</text:p>
          </table:table-cell>
        </table:table-row>
        <table:table-row table:style-name="ro1">
          <table:table-cell office:value-type="float" office:value="16.144" calcext:value-type="float">
            <text:p>16.14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0.24623" calcext:value-type="float">
            <text:p>24990.24623</text:p>
          </table:table-cell>
          <table:table-cell table:formula="of:=25000-[.D14]" office:value-type="float" office:value="9.75376999999935" calcext:value-type="float">
            <text:p>9.75</text:p>
          </table:table-cell>
        </table:table-row>
        <table:table-row table:style-name="ro1">
          <table:table-cell office:value-type="float" office:value="17.146" calcext:value-type="float">
            <text:p>17.14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9.9237" calcext:value-type="float">
            <text:p>24969.9237</text:p>
          </table:table-cell>
          <table:table-cell table:formula="of:=25000-[.D15]" office:value-type="float" office:value="30.0763000000006" calcext:value-type="float">
            <text:p>30.08</text:p>
          </table:table-cell>
        </table:table-row>
        <table:table-row table:style-name="ro1">
          <table:table-cell office:value-type="float" office:value="18.146" calcext:value-type="float">
            <text:p>18.14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9.96757" calcext:value-type="float">
            <text:p>24969.96757</text:p>
          </table:table-cell>
          <table:table-cell table:formula="of:=25000-[.D16]" office:value-type="float" office:value="30.0324299999993" calcext:value-type="float">
            <text:p>30.03</text:p>
          </table:table-cell>
        </table:table-row>
        <table:table-row table:style-name="ro1">
          <table:table-cell office:value-type="float" office:value="19.147" calcext:value-type="float">
            <text:p>19.14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6.77141" calcext:value-type="float">
            <text:p>24966.77141</text:p>
          </table:table-cell>
          <table:table-cell table:formula="of:=25000-[.D17]" office:value-type="float" office:value="33.2285899999988" calcext:value-type="float">
            <text:p>33.23</text:p>
          </table:table-cell>
        </table:table-row>
        <table:table-row table:style-name="ro1">
          <table:table-cell office:value-type="float" office:value="20.147" calcext:value-type="float">
            <text:p>20.14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3.6244" calcext:value-type="float">
            <text:p>24993.6244</text:p>
          </table:table-cell>
          <table:table-cell table:formula="of:=25000-[.D18]" office:value-type="float" office:value="6.37559999999939" calcext:value-type="float">
            <text:p>6.38</text:p>
          </table:table-cell>
        </table:table-row>
        <table:table-row table:style-name="ro1">
          <table:table-cell office:value-type="float" office:value="21.149" calcext:value-type="float">
            <text:p>21.14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4.28029" calcext:value-type="float">
            <text:p>24994.28029</text:p>
          </table:table-cell>
          <table:table-cell table:formula="of:=25000-[.D19]" office:value-type="float" office:value="5.71971000000121" calcext:value-type="float">
            <text:p>5.72</text:p>
          </table:table-cell>
        </table:table-row>
        <table:table-row table:style-name="ro1">
          <table:table-cell office:value-type="float" office:value="22.148" calcext:value-type="float">
            <text:p>22.14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7.69063" calcext:value-type="float">
            <text:p>24967.69063</text:p>
          </table:table-cell>
          <table:table-cell table:formula="of:=25000-[.D20]" office:value-type="float" office:value="32.309369999999" calcext:value-type="float">
            <text:p>32.31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4.72644" calcext:value-type="float">
            <text:p>24964.72644</text:p>
          </table:table-cell>
          <table:table-cell table:formula="of:=25000-[.D21]" office:value-type="float" office:value="35.2735600000015" calcext:value-type="float">
            <text:p>35.27</text:p>
          </table:table-cell>
        </table:table-row>
        <table:table-row table:style-name="ro1">
          <table:table-cell office:value-type="float" office:value="24.149" calcext:value-type="float">
            <text:p>24.14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4.30982" calcext:value-type="float">
            <text:p>24994.30982</text:p>
          </table:table-cell>
          <table:table-cell table:formula="of:=25000-[.D22]" office:value-type="float" office:value="5.69018000000142" calcext:value-type="float">
            <text:p>5.69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5.81699" calcext:value-type="float">
            <text:p>24995.81699</text:p>
          </table:table-cell>
          <table:table-cell table:formula="of:=25000-[.D23]" office:value-type="float" office:value="4.18301000000065" calcext:value-type="float">
            <text:p>4.18</text:p>
          </table:table-cell>
        </table:table-row>
        <table:table-row table:style-name="ro1">
          <table:table-cell office:value-type="float" office:value="26.151" calcext:value-type="float">
            <text:p>26.15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4.41991" calcext:value-type="float">
            <text:p>24974.41991</text:p>
          </table:table-cell>
          <table:table-cell table:formula="of:=25000-[.D24]" office:value-type="float" office:value="25.5800899999995" calcext:value-type="float">
            <text:p>25.58</text:p>
          </table:table-cell>
        </table:table-row>
        <table:table-row table:style-name="ro1">
          <table:table-cell office:value-type="float" office:value="27.152" calcext:value-type="float">
            <text:p>27.15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6.15986" calcext:value-type="float">
            <text:p>25016.15986</text:p>
          </table:table-cell>
          <table:table-cell table:formula="of:=25000-[.D25]" office:value-type="float" office:value="-16.1598599999998" calcext:value-type="float">
            <text:p>-16.16</text:p>
          </table:table-cell>
        </table:table-row>
        <table:table-row table:style-name="ro1">
          <table:table-cell office:value-type="float" office:value="28.152" calcext:value-type="float">
            <text:p>28.15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3.06056" calcext:value-type="float">
            <text:p>24993.06056</text:p>
          </table:table-cell>
          <table:table-cell table:formula="of:=25000-[.D26]" office:value-type="float" office:value="6.93943999999829" calcext:value-type="float">
            <text:p>6.94</text:p>
          </table:table-cell>
        </table:table-row>
        <table:table-row table:style-name="ro1">
          <table:table-cell office:value-type="float" office:value="29.153" calcext:value-type="float">
            <text:p>29.15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6.36206" calcext:value-type="float">
            <text:p>25006.36206</text:p>
          </table:table-cell>
          <table:table-cell table:formula="of:=25000-[.D27]" office:value-type="float" office:value="-6.36205999999947" calcext:value-type="float">
            <text:p>-6.36</text:p>
          </table:table-cell>
        </table:table-row>
        <table:table-row table:style-name="ro1">
          <table:table-cell office:value-type="float" office:value="30.153" calcext:value-type="float">
            <text:p>30.15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5.73701" calcext:value-type="float">
            <text:p>25015.73701</text:p>
          </table:table-cell>
          <table:table-cell table:formula="of:=25000-[.D28]" office:value-type="float" office:value="-15.7370100000007" calcext:value-type="float">
            <text:p>-15.74</text:p>
          </table:table-cell>
        </table:table-row>
        <table:table-row table:style-name="ro1">
          <table:table-cell office:value-type="float" office:value="31.154" calcext:value-type="float">
            <text:p>31.15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7.12445" calcext:value-type="float">
            <text:p>25007.12445</text:p>
          </table:table-cell>
          <table:table-cell table:formula="of:=25000-[.D29]" office:value-type="float" office:value="-7.12444999999934" calcext:value-type="float">
            <text:p>-7.12</text:p>
          </table:table-cell>
        </table:table-row>
        <table:table-row table:style-name="ro1">
          <table:table-cell office:value-type="float" office:value="32.157" calcext:value-type="float">
            <text:p>32.15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7.00673" calcext:value-type="float">
            <text:p>24997.00673</text:p>
          </table:table-cell>
          <table:table-cell table:formula="of:=25000-[.D30]" office:value-type="float" office:value="2.99326999999903" calcext:value-type="float">
            <text:p>2.99</text:p>
          </table:table-cell>
        </table:table-row>
        <table:table-row table:style-name="ro1">
          <table:table-cell office:value-type="float" office:value="33.156" calcext:value-type="float">
            <text:p>33.15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8.70517" calcext:value-type="float">
            <text:p>24998.70517</text:p>
          </table:table-cell>
          <table:table-cell table:formula="of:=25000-[.D31]" office:value-type="float" office:value="1.29482999999891" calcext:value-type="float">
            <text:p>1.29</text:p>
          </table:table-cell>
        </table:table-row>
        <table:table-row table:style-name="ro1">
          <table:table-cell office:value-type="float" office:value="34.156" calcext:value-type="float">
            <text:p>34.15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4.49258" calcext:value-type="float">
            <text:p>25004.49258</text:p>
          </table:table-cell>
          <table:table-cell table:formula="of:=25000-[.D32]" office:value-type="float" office:value="-4.49257999999827" calcext:value-type="float">
            <text:p>-4.49</text:p>
          </table:table-cell>
        </table:table-row>
        <table:table-row table:style-name="ro1">
          <table:table-cell office:value-type="float" office:value="35.157" calcext:value-type="float">
            <text:p>35.15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7.73114" calcext:value-type="float">
            <text:p>25017.73114</text:p>
          </table:table-cell>
          <table:table-cell table:formula="of:=25000-[.D33]" office:value-type="float" office:value="-17.7311399999999" calcext:value-type="float">
            <text:p>-17.73</text:p>
          </table:table-cell>
        </table:table-row>
        <table:table-row table:style-name="ro1">
          <table:table-cell office:value-type="float" office:value="36.158" calcext:value-type="float">
            <text:p>36.15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31.85859" calcext:value-type="float">
            <text:p>25031.85859</text:p>
          </table:table-cell>
          <table:table-cell table:formula="of:=25000-[.D34]" office:value-type="float" office:value="-31.8585899999998" calcext:value-type="float">
            <text:p>-31.86</text:p>
          </table:table-cell>
        </table:table-row>
        <table:table-row table:style-name="ro1">
          <table:table-cell office:value-type="float" office:value="37.161" calcext:value-type="float">
            <text:p>37.16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32.06973" calcext:value-type="float">
            <text:p>25032.06973</text:p>
          </table:table-cell>
          <table:table-cell table:formula="of:=25000-[.D35]" office:value-type="float" office:value="-32.0697299999993" calcext:value-type="float">
            <text:p>-32.07</text:p>
          </table:table-cell>
        </table:table-row>
        <table:table-row table:style-name="ro1">
          <table:table-cell office:value-type="float" office:value="38.159" calcext:value-type="float">
            <text:p>38.15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33.7735" calcext:value-type="float">
            <text:p>25033.7735</text:p>
          </table:table-cell>
          <table:table-cell table:formula="of:=25000-[.D36]" office:value-type="float" office:value="-33.7734999999993" calcext:value-type="float">
            <text:p>-33.77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31.98279" calcext:value-type="float">
            <text:p>25031.98279</text:p>
          </table:table-cell>
          <table:table-cell table:formula="of:=25000-[.D37]" office:value-type="float" office:value="-31.9827899999982" calcext:value-type="float">
            <text:p>-31.98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2.91849" calcext:value-type="float">
            <text:p>25012.91849</text:p>
          </table:table-cell>
          <table:table-cell table:formula="of:=25000-[.D38]" office:value-type="float" office:value="-12.91849" calcext:value-type="float">
            <text:p>-12.92</text:p>
          </table:table-cell>
        </table:table-row>
        <table:table-row table:style-name="ro1">
          <table:table-cell office:value-type="float" office:value="41.162" calcext:value-type="float">
            <text:p>41.16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29.2634" calcext:value-type="float">
            <text:p>25029.2634</text:p>
          </table:table-cell>
          <table:table-cell table:formula="of:=25000-[.D39]" office:value-type="float" office:value="-29.2633999999998" calcext:value-type="float">
            <text:p>-29.26</text:p>
          </table:table-cell>
        </table:table-row>
        <table:table-row table:style-name="ro1">
          <table:table-cell office:value-type="float" office:value="42.162" calcext:value-type="float">
            <text:p>42.16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29.24125" calcext:value-type="float">
            <text:p>25029.24125</text:p>
          </table:table-cell>
          <table:table-cell table:formula="of:=25000-[.D40]" office:value-type="float" office:value="-29.2412499999991" calcext:value-type="float">
            <text:p>-29.24</text:p>
          </table:table-cell>
        </table:table-row>
        <table:table-row table:style-name="ro1">
          <table:table-cell office:value-type="float" office:value="43.163" calcext:value-type="float">
            <text:p>43.16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3.71404" calcext:value-type="float">
            <text:p>25003.71404</text:p>
          </table:table-cell>
          <table:table-cell table:formula="of:=25000-[.D41]" office:value-type="float" office:value="-3.71403999999893" calcext:value-type="float">
            <text:p>-3.71</text:p>
          </table:table-cell>
        </table:table-row>
        <table:table-row table:style-name="ro1">
          <table:table-cell office:value-type="float" office:value="44.164" calcext:value-type="float">
            <text:p>44.16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5.36452" calcext:value-type="float">
            <text:p>25005.36452</text:p>
          </table:table-cell>
          <table:table-cell table:formula="of:=25000-[.D42]" office:value-type="float" office:value="-5.36451999999917" calcext:value-type="float">
            <text:p>-5.36</text:p>
          </table:table-cell>
        </table:table-row>
        <table:table-row table:style-name="ro1">
          <table:table-cell office:value-type="float" office:value="45.164" calcext:value-type="float">
            <text:p>45.16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4.29384" calcext:value-type="float">
            <text:p>25004.29384</text:p>
          </table:table-cell>
          <table:table-cell table:formula="of:=25000-[.D43]" office:value-type="float" office:value="-4.29383999999845" calcext:value-type="float">
            <text:p>-4.29</text:p>
          </table:table-cell>
        </table:table-row>
        <table:table-row table:style-name="ro1">
          <table:table-cell office:value-type="float" office:value="46.166" calcext:value-type="float">
            <text:p>46.16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7.05466" calcext:value-type="float">
            <text:p>24997.05466</text:p>
          </table:table-cell>
          <table:table-cell table:formula="of:=25000-[.D44]" office:value-type="float" office:value="2.9453399999984" calcext:value-type="float">
            <text:p>2.95</text:p>
          </table:table-cell>
        </table:table-row>
        <table:table-row table:style-name="ro1">
          <table:table-cell office:value-type="float" office:value="47.167" calcext:value-type="float">
            <text:p>47.16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5.77004" calcext:value-type="float">
            <text:p>25015.77004</text:p>
          </table:table-cell>
          <table:table-cell table:formula="of:=25000-[.D45]" office:value-type="float" office:value="-15.7700399999994" calcext:value-type="float">
            <text:p>-15.77</text:p>
          </table:table-cell>
        </table:table-row>
        <table:table-row table:style-name="ro1">
          <table:table-cell office:value-type="float" office:value="48.167" calcext:value-type="float">
            <text:p>48.16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10.25193" calcext:value-type="float">
            <text:p>25010.25193</text:p>
          </table:table-cell>
          <table:table-cell table:formula="of:=25000-[.D46]" office:value-type="float" office:value="-10.2519299999985" calcext:value-type="float">
            <text:p>-10.25</text:p>
          </table:table-cell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28.39305" calcext:value-type="float">
            <text:p>25028.39305</text:p>
          </table:table-cell>
          <table:table-cell table:formula="of:=25000-[.D47]" office:value-type="float" office:value="-28.3930499999988" calcext:value-type="float">
            <text:p>-28.39</text:p>
          </table:table-cell>
        </table:table-row>
        <table:table-row table:style-name="ro1">
          <table:table-cell office:value-type="float" office:value="50.169" calcext:value-type="float">
            <text:p>50.16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33.10878" calcext:value-type="float">
            <text:p>25033.10878</text:p>
          </table:table-cell>
          <table:table-cell table:formula="of:=25000-[.D48]" office:value-type="float" office:value="-33.1087799999987" calcext:value-type="float">
            <text:p>-33.11</text:p>
          </table:table-cell>
        </table:table-row>
        <table:table-row table:style-name="ro1">
          <table:table-cell office:value-type="float" office:value="51.169" calcext:value-type="float">
            <text:p>51.16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1.31259" calcext:value-type="float">
            <text:p>24981.31259</text:p>
          </table:table-cell>
          <table:table-cell table:formula="of:=25000-[.D49]" office:value-type="float" office:value="18.6874099999986" calcext:value-type="float">
            <text:p>18.69</text:p>
          </table:table-cell>
        </table:table-row>
        <table:table-row table:style-name="ro1">
          <table:table-cell office:value-type="float" office:value="52.169" calcext:value-type="float">
            <text:p>52.16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3.46862" calcext:value-type="float">
            <text:p>24973.46862</text:p>
          </table:table-cell>
          <table:table-cell table:formula="of:=25000-[.D50]" office:value-type="float" office:value="26.5313800000004" calcext:value-type="float">
            <text:p>26.53</text:p>
          </table:table-cell>
        </table:table-row>
        <table:table-row table:style-name="ro1">
          <table:table-cell office:value-type="float" office:value="53.17" calcext:value-type="float">
            <text:p>53.1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2.49732" calcext:value-type="float">
            <text:p>25002.49732</text:p>
          </table:table-cell>
          <table:table-cell table:formula="of:=25000-[.D51]" office:value-type="float" office:value="-2.49731999999858" calcext:value-type="float">
            <text:p>-2.50</text:p>
          </table:table-cell>
        </table:table-row>
        <table:table-row table:style-name="ro1">
          <table:table-cell office:value-type="float" office:value="54.171" calcext:value-type="float">
            <text:p>54.17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1.33729" calcext:value-type="float">
            <text:p>24971.33729</text:p>
          </table:table-cell>
          <table:table-cell table:formula="of:=25000-[.D52]" office:value-type="float" office:value="28.6627100000005" calcext:value-type="float">
            <text:p>28.66</text:p>
          </table:table-cell>
        </table:table-row>
        <table:table-row table:style-name="ro1">
          <table:table-cell office:value-type="float" office:value="55.171" calcext:value-type="float">
            <text:p>55.17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9.76943" calcext:value-type="float">
            <text:p>24969.76943</text:p>
          </table:table-cell>
          <table:table-cell table:formula="of:=25000-[.D53]" office:value-type="float" office:value="30.2305699999997" calcext:value-type="float">
            <text:p>30.23</text:p>
          </table:table-cell>
        </table:table-row>
        <table:table-row table:style-name="ro1">
          <table:table-cell office:value-type="float" office:value="56.172" calcext:value-type="float">
            <text:p>56.17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4.91686" calcext:value-type="float">
            <text:p>24984.91686</text:p>
          </table:table-cell>
          <table:table-cell table:formula="of:=25000-[.D54]" office:value-type="float" office:value="15.0831399999988" calcext:value-type="float">
            <text:p>15.08</text:p>
          </table:table-cell>
        </table:table-row>
        <table:table-row table:style-name="ro1">
          <table:table-cell office:value-type="float" office:value="57.172" calcext:value-type="float">
            <text:p>57.17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1.44858" calcext:value-type="float">
            <text:p>24981.44858</text:p>
          </table:table-cell>
          <table:table-cell table:formula="of:=25000-[.D55]" office:value-type="float" office:value="18.5514199999998" calcext:value-type="float">
            <text:p>18.55</text:p>
          </table:table-cell>
        </table:table-row>
        <table:table-row table:style-name="ro1">
          <table:table-cell office:value-type="float" office:value="58.173" calcext:value-type="float">
            <text:p>58.17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6.89009" calcext:value-type="float">
            <text:p>24986.89009</text:p>
          </table:table-cell>
          <table:table-cell table:formula="of:=25000-[.D56]" office:value-type="float" office:value="13.1099099999992" calcext:value-type="float">
            <text:p>13.11</text:p>
          </table:table-cell>
        </table:table-row>
        <table:table-row table:style-name="ro1">
          <table:table-cell office:value-type="float" office:value="59.173" calcext:value-type="float">
            <text:p>59.17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9.92464" calcext:value-type="float">
            <text:p>24989.92464</text:p>
          </table:table-cell>
          <table:table-cell table:formula="of:=25000-[.D57]" office:value-type="float" office:value="10.0753599999989" calcext:value-type="float">
            <text:p>10.08</text:p>
          </table:table-cell>
        </table:table-row>
        <table:table-row table:style-name="ro1">
          <table:table-cell office:value-type="float" office:value="60.175" calcext:value-type="float">
            <text:p>60.17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5.07281" calcext:value-type="float">
            <text:p>24995.07281</text:p>
          </table:table-cell>
          <table:table-cell table:formula="of:=25000-[.D58]" office:value-type="float" office:value="4.92718999999852" calcext:value-type="float">
            <text:p>4.93</text:p>
          </table:table-cell>
        </table:table-row>
        <table:table-row table:style-name="ro1">
          <table:table-cell office:value-type="float" office:value="61.175" calcext:value-type="float">
            <text:p>61.17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4.74058" calcext:value-type="float">
            <text:p>24974.74058</text:p>
          </table:table-cell>
          <table:table-cell table:formula="of:=25000-[.D59]" office:value-type="float" office:value="25.2594199999985" calcext:value-type="float">
            <text:p>25.26</text:p>
          </table:table-cell>
        </table:table-row>
        <table:table-row table:style-name="ro1">
          <table:table-cell office:value-type="float" office:value="62.175" calcext:value-type="float">
            <text:p>62.17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3.91032" calcext:value-type="float">
            <text:p>24963.91032</text:p>
          </table:table-cell>
          <table:table-cell table:formula="of:=25000-[.D60]" office:value-type="float" office:value="36.089680000001" calcext:value-type="float">
            <text:p>36.09</text:p>
          </table:table-cell>
        </table:table-row>
        <table:table-row table:style-name="ro1">
          <table:table-cell office:value-type="float" office:value="63.175" calcext:value-type="float">
            <text:p>63.17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3.89429" calcext:value-type="float">
            <text:p>24973.89429</text:p>
          </table:table-cell>
          <table:table-cell table:formula="of:=25000-[.D61]" office:value-type="float" office:value="26.1057099999998" calcext:value-type="float">
            <text:p>26.11</text:p>
          </table:table-cell>
        </table:table-row>
        <table:table-row table:style-name="ro1">
          <table:table-cell office:value-type="float" office:value="64.176" calcext:value-type="float">
            <text:p>64.17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7.23662" calcext:value-type="float">
            <text:p>24997.23662</text:p>
          </table:table-cell>
          <table:table-cell table:formula="of:=25000-[.D62]" office:value-type="float" office:value="2.76338000000032" calcext:value-type="float">
            <text:p>2.76</text:p>
          </table:table-cell>
        </table:table-row>
        <table:table-row table:style-name="ro1">
          <table:table-cell office:value-type="float" office:value="65.177" calcext:value-type="float">
            <text:p>65.17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2.00291" calcext:value-type="float">
            <text:p>25002.00291</text:p>
          </table:table-cell>
          <table:table-cell table:formula="of:=25000-[.D63]" office:value-type="float" office:value="-2.00290999999925" calcext:value-type="float">
            <text:p>-2.00</text:p>
          </table:table-cell>
        </table:table-row>
        <table:table-row table:style-name="ro1">
          <table:table-cell office:value-type="float" office:value="66.178" calcext:value-type="float">
            <text:p>66.17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5.19777" calcext:value-type="float">
            <text:p>24975.19777</text:p>
          </table:table-cell>
          <table:table-cell table:formula="of:=25000-[.D64]" office:value-type="float" office:value="24.8022300000011" calcext:value-type="float">
            <text:p>24.80</text:p>
          </table:table-cell>
        </table:table-row>
        <table:table-row table:style-name="ro1">
          <table:table-cell office:value-type="float" office:value="67.179" calcext:value-type="float">
            <text:p>67.17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8.29905" calcext:value-type="float">
            <text:p>24998.29905</text:p>
          </table:table-cell>
          <table:table-cell table:formula="of:=25000-[.D65]" office:value-type="float" office:value="1.70094999999856" calcext:value-type="float">
            <text:p>1.70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3.07159" calcext:value-type="float">
            <text:p>24993.07159</text:p>
          </table:table-cell>
          <table:table-cell table:formula="of:=25000-[.D66]" office:value-type="float" office:value="6.92841000000044" calcext:value-type="float">
            <text:p>6.93</text:p>
          </table:table-cell>
        </table:table-row>
        <table:table-row table:style-name="ro1">
          <table:table-cell office:value-type="float" office:value="69.183" calcext:value-type="float">
            <text:p>69.18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4.48741" calcext:value-type="float">
            <text:p>24964.48741</text:p>
          </table:table-cell>
          <table:table-cell table:formula="of:=25000-[.D67]" office:value-type="float" office:value="35.5125899999985" calcext:value-type="float">
            <text:p>35.51</text:p>
          </table:table-cell>
        </table:table-row>
        <table:table-row table:style-name="ro1">
          <table:table-cell office:value-type="float" office:value="70.181" calcext:value-type="float">
            <text:p>70.181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7.80468" calcext:value-type="float">
            <text:p>24977.80468</text:p>
          </table:table-cell>
          <table:table-cell table:formula="of:=25000-[.D68]" office:value-type="float" office:value="22.1953199999989" calcext:value-type="float">
            <text:p>22.20</text:p>
          </table:table-cell>
        </table:table-row>
        <table:table-row table:style-name="ro1">
          <table:table-cell office:value-type="float" office:value="71.182" calcext:value-type="float">
            <text:p>71.18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0.7742" calcext:value-type="float">
            <text:p>24980.7742</text:p>
          </table:table-cell>
          <table:table-cell table:formula="of:=25000-[.D69]" office:value-type="float" office:value="19.2258000000002" calcext:value-type="float">
            <text:p>19.23</text:p>
          </table:table-cell>
        </table:table-row>
        <table:table-row table:style-name="ro1">
          <table:table-cell office:value-type="float" office:value="72.182" calcext:value-type="float">
            <text:p>72.182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2.18489" calcext:value-type="float">
            <text:p>24982.18489</text:p>
          </table:table-cell>
          <table:table-cell table:formula="of:=25000-[.D70]" office:value-type="float" office:value="17.8151099999996" calcext:value-type="float">
            <text:p>17.82</text:p>
          </table:table-cell>
        </table:table-row>
        <table:table-row table:style-name="ro1">
          <table:table-cell office:value-type="float" office:value="73.183" calcext:value-type="float">
            <text:p>73.183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2.10667" calcext:value-type="float">
            <text:p>24992.10667</text:p>
          </table:table-cell>
          <table:table-cell table:formula="of:=25000-[.D71]" office:value-type="float" office:value="7.89332999999897" calcext:value-type="float">
            <text:p>7.89</text:p>
          </table:table-cell>
        </table:table-row>
        <table:table-row table:style-name="ro1">
          <table:table-cell office:value-type="float" office:value="74.184" calcext:value-type="float">
            <text:p>74.18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6.50187" calcext:value-type="float">
            <text:p>24986.50187</text:p>
          </table:table-cell>
          <table:table-cell table:formula="of:=25000-[.D72]" office:value-type="float" office:value="13.4981299999999" calcext:value-type="float">
            <text:p>13.50</text:p>
          </table:table-cell>
        </table:table-row>
        <table:table-row table:style-name="ro1">
          <table:table-cell office:value-type="float" office:value="75.184" calcext:value-type="float">
            <text:p>75.184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7.47757" calcext:value-type="float">
            <text:p>24987.47757</text:p>
          </table:table-cell>
          <table:table-cell table:formula="of:=25000-[.D73]" office:value-type="float" office:value="12.5224300000009" calcext:value-type="float">
            <text:p>12.52</text:p>
          </table:table-cell>
        </table:table-row>
        <table:table-row table:style-name="ro1">
          <table:table-cell office:value-type="float" office:value="76.185" calcext:value-type="float">
            <text:p>76.18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5.48839" calcext:value-type="float">
            <text:p>24995.48839</text:p>
          </table:table-cell>
          <table:table-cell table:formula="of:=25000-[.D74]" office:value-type="float" office:value="4.51161000000138" calcext:value-type="float">
            <text:p>4.51</text:p>
          </table:table-cell>
        </table:table-row>
        <table:table-row table:style-name="ro1">
          <table:table-cell office:value-type="float" office:value="77.185" calcext:value-type="float">
            <text:p>77.185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5003.20799" calcext:value-type="float">
            <text:p>25003.20799</text:p>
          </table:table-cell>
          <table:table-cell table:formula="of:=25000-[.D75]" office:value-type="float" office:value="-3.20798999999897" calcext:value-type="float">
            <text:p>-3.21</text:p>
          </table:table-cell>
        </table:table-row>
        <table:table-row table:style-name="ro1">
          <table:table-cell office:value-type="float" office:value="78.186" calcext:value-type="float">
            <text:p>78.186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94.44743" calcext:value-type="float">
            <text:p>24994.44743</text:p>
          </table:table-cell>
          <table:table-cell table:formula="of:=25000-[.D76]" office:value-type="float" office:value="5.55256999999983" calcext:value-type="float">
            <text:p>5.55</text:p>
          </table:table-cell>
        </table:table-row>
        <table:table-row table:style-name="ro1">
          <table:table-cell office:value-type="float" office:value="79.187" calcext:value-type="float">
            <text:p>79.18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8.71449" calcext:value-type="float">
            <text:p>24978.71449</text:p>
          </table:table-cell>
          <table:table-cell table:formula="of:=25000-[.D77]" office:value-type="float" office:value="21.2855100000015" calcext:value-type="float">
            <text:p>21.29</text:p>
          </table:table-cell>
        </table:table-row>
        <table:table-row table:style-name="ro1">
          <table:table-cell office:value-type="float" office:value="80.187" calcext:value-type="float">
            <text:p>80.187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3.5593" calcext:value-type="float">
            <text:p>24973.5593</text:p>
          </table:table-cell>
          <table:table-cell table:formula="of:=25000-[.D78]" office:value-type="float" office:value="26.4406999999992" calcext:value-type="float">
            <text:p>26.44</text:p>
          </table:table-cell>
        </table:table-row>
        <table:table-row table:style-name="ro1">
          <table:table-cell office:value-type="float" office:value="81.188" calcext:value-type="float">
            <text:p>81.18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63.77713" calcext:value-type="float">
            <text:p>24963.77713</text:p>
          </table:table-cell>
          <table:table-cell table:formula="of:=25000-[.D79]" office:value-type="float" office:value="36.2228700000014" calcext:value-type="float">
            <text:p>36.22</text:p>
          </table:table-cell>
        </table:table-row>
        <table:table-row table:style-name="ro1">
          <table:table-cell office:value-type="float" office:value="82.188" calcext:value-type="float">
            <text:p>82.18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3.21092" calcext:value-type="float">
            <text:p>24973.21092</text:p>
          </table:table-cell>
          <table:table-cell table:formula="of:=25000-[.D80]" office:value-type="float" office:value="26.7890799999986" calcext:value-type="float">
            <text:p>26.79</text:p>
          </table:table-cell>
        </table:table-row>
        <table:table-row table:style-name="ro1">
          <table:table-cell office:value-type="float" office:value="83.188" calcext:value-type="float">
            <text:p>83.188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72.71394" calcext:value-type="float">
            <text:p>24972.71394</text:p>
          </table:table-cell>
          <table:table-cell table:formula="of:=25000-[.D81]" office:value-type="float" office:value="27.2860599999985" calcext:value-type="float">
            <text:p>27.29</text:p>
          </table:table-cell>
        </table:table-row>
        <table:table-row table:style-name="ro1">
          <table:table-cell office:value-type="float" office:value="84.19" calcext:value-type="float">
            <text:p>84.19</text:p>
          </table:table-cell>
          <table:table-cell office:value-type="string" calcext:value-type="string">
            <text:p>FREQUENCY_ANSWER_GILDA</text:p>
          </table:table-cell>
          <table:table-cell office:value-type="string" calcext:value-type="string">
            <text:p>pHydrophoneSensor</text:p>
          </table:table-cell>
          <table:table-cell office:value-type="float" office:value="24983.42505" calcext:value-type="float">
            <text:p>24983.42505</text:p>
          </table:table-cell>
          <table:table-cell table:formula="of:=25000-[.D82]" office:value-type="float" office:value="16.5749499999984" calcext:value-type="float">
            <text:p>16.57</text:p>
          </table:table-cell>
        </table:table-row>
      </table:table>
      <table:table table:name="RelBearing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4.137" calcext:value-type="float">
            <text:p>4.137</text:p>
          </table:table-cell>
          <table:table-cell office:value-type="string" calcext:value-type="string">
            <text:p>REL_BEARING</text:p>
          </table:table-cell>
          <table:table-cell office:value-type="float" office:value="270" calcext:value-type="float">
            <text:p>270.00</text:p>
          </table:table-cell>
        </table:table-row>
        <table:table-row table:style-name="ro1">
          <table:table-cell office:value-type="float" office:value="5.137" calcext:value-type="float">
            <text:p>5.137</text:p>
          </table:table-cell>
          <table:table-cell office:value-type="string" calcext:value-type="string">
            <text:p>REL_BEARING</text:p>
          </table:table-cell>
          <table:table-cell office:value-type="float" office:value="270" calcext:value-type="float">
            <text:p>270.00</text:p>
          </table:table-cell>
        </table:table-row>
        <table:table-row table:style-name="ro1">
          <table:table-cell office:value-type="float" office:value="6.137" calcext:value-type="float">
            <text:p>6.137</text:p>
          </table:table-cell>
          <table:table-cell office:value-type="string" calcext:value-type="string">
            <text:p>REL_BEARING</text:p>
          </table:table-cell>
          <table:table-cell office:value-type="float" office:value="270" calcext:value-type="float">
            <text:p>270.00</text:p>
          </table:table-cell>
        </table:table-row>
        <table:table-row table:style-name="ro1">
          <table:table-cell office:value-type="float" office:value="7.137" calcext:value-type="float">
            <text:p>7.137</text:p>
          </table:table-cell>
          <table:table-cell office:value-type="string" calcext:value-type="string">
            <text:p>REL_BEARING</text:p>
          </table:table-cell>
          <table:table-cell office:value-type="float" office:value="270" calcext:value-type="float">
            <text:p>270.00</text:p>
          </table:table-cell>
        </table:table-row>
        <table:table-row table:style-name="ro1">
          <table:table-cell office:value-type="float" office:value="7.138" calcext:value-type="float">
            <text:p>7.138</text:p>
          </table:table-cell>
          <table:table-cell office:value-type="string" calcext:value-type="string">
            <text:p>REL_BEARING</text:p>
          </table:table-cell>
          <table:table-cell office:value-type="float" office:value="269.9427" calcext:value-type="float">
            <text:p>269.94</text:p>
          </table:table-cell>
        </table:table-row>
        <table:table-row table:style-name="ro1">
          <table:table-cell office:value-type="float" office:value="8.138" calcext:value-type="float">
            <text:p>8.138</text:p>
          </table:table-cell>
          <table:table-cell office:value-type="string" calcext:value-type="string">
            <text:p>REL_BEARING</text:p>
          </table:table-cell>
          <table:table-cell office:value-type="float" office:value="269.88531" calcext:value-type="float">
            <text:p>269.89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string" calcext:value-type="string">
            <text:p>REL_BEARING</text:p>
          </table:table-cell>
          <table:table-cell office:value-type="float" office:value="269.92092" calcext:value-type="float">
            <text:p>269.92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string" calcext:value-type="string">
            <text:p>REL_BEARING</text:p>
          </table:table-cell>
          <table:table-cell office:value-type="float" office:value="270" calcext:value-type="float">
            <text:p>270.00</text:p>
          </table:table-cell>
        </table:table-row>
        <table:table-row table:style-name="ro1">
          <table:table-cell office:value-type="float" office:value="11.141" calcext:value-type="float">
            <text:p>11.141</text:p>
          </table:table-cell>
          <table:table-cell office:value-type="string" calcext:value-type="string">
            <text:p>REL_BEARING</text:p>
          </table:table-cell>
          <table:table-cell office:value-type="float" office:value="270.10911" calcext:value-type="float">
            <text:p>270.11</text:p>
          </table:table-cell>
        </table:table-row>
        <table:table-row table:style-name="ro1">
          <table:table-cell office:value-type="float" office:value="12.142" calcext:value-type="float">
            <text:p>12.142</text:p>
          </table:table-cell>
          <table:table-cell office:value-type="string" calcext:value-type="string">
            <text:p>REL_BEARING</text:p>
          </table:table-cell>
          <table:table-cell office:value-type="float" office:value="270.26403" calcext:value-type="float">
            <text:p>270.26</text:p>
          </table:table-cell>
        </table:table-row>
        <table:table-row table:style-name="ro1">
          <table:table-cell office:value-type="float" office:value="13.142" calcext:value-type="float">
            <text:p>13.142</text:p>
          </table:table-cell>
          <table:table-cell office:value-type="string" calcext:value-type="string">
            <text:p>REL_BEARING</text:p>
          </table:table-cell>
          <table:table-cell office:value-type="float" office:value="270.37772" calcext:value-type="float">
            <text:p>270.38</text:p>
          </table:table-cell>
        </table:table-row>
        <table:table-row table:style-name="ro1">
          <table:table-cell office:value-type="float" office:value="14.142" calcext:value-type="float">
            <text:p>14.142</text:p>
          </table:table-cell>
          <table:table-cell office:value-type="string" calcext:value-type="string">
            <text:p>REL_BEARING</text:p>
          </table:table-cell>
          <table:table-cell office:value-type="float" office:value="270.48008" calcext:value-type="float">
            <text:p>270.48</text:p>
          </table:table-cell>
        </table:table-row>
        <table:table-row table:style-name="ro1">
          <table:table-cell office:value-type="float" office:value="15.143" calcext:value-type="float">
            <text:p>15.143</text:p>
          </table:table-cell>
          <table:table-cell office:value-type="string" calcext:value-type="string">
            <text:p>REL_BEARING</text:p>
          </table:table-cell>
          <table:table-cell office:value-type="float" office:value="270.48852" calcext:value-type="float">
            <text:p>270.49</text:p>
          </table:table-cell>
        </table:table-row>
        <table:table-row table:style-name="ro1">
          <table:table-cell office:value-type="float" office:value="16.144" calcext:value-type="float">
            <text:p>16.144</text:p>
          </table:table-cell>
          <table:table-cell office:value-type="string" calcext:value-type="string">
            <text:p>REL_BEARING</text:p>
          </table:table-cell>
          <table:table-cell office:value-type="float" office:value="270.45842" calcext:value-type="float">
            <text:p>270.46</text:p>
          </table:table-cell>
        </table:table-row>
        <table:table-row table:style-name="ro1">
          <table:table-cell office:value-type="float" office:value="17.146" calcext:value-type="float">
            <text:p>17.146</text:p>
          </table:table-cell>
          <table:table-cell office:value-type="string" calcext:value-type="string">
            <text:p>REL_BEARING</text:p>
          </table:table-cell>
          <table:table-cell office:value-type="float" office:value="270.75375" calcext:value-type="float">
            <text:p>270.75</text:p>
          </table:table-cell>
        </table:table-row>
        <table:table-row table:style-name="ro1">
          <table:table-cell office:value-type="float" office:value="18.146" calcext:value-type="float">
            <text:p>18.146</text:p>
          </table:table-cell>
          <table:table-cell office:value-type="string" calcext:value-type="string">
            <text:p>REL_BEARING</text:p>
          </table:table-cell>
          <table:table-cell office:value-type="float" office:value="270.75109" calcext:value-type="float">
            <text:p>270.75</text:p>
          </table:table-cell>
        </table:table-row>
        <table:table-row table:style-name="ro1">
          <table:table-cell office:value-type="float" office:value="19.147" calcext:value-type="float">
            <text:p>19.147</text:p>
          </table:table-cell>
          <table:table-cell office:value-type="string" calcext:value-type="string">
            <text:p>REL_BEARING</text:p>
          </table:table-cell>
          <table:table-cell office:value-type="float" office:value="270.98405" calcext:value-type="float">
            <text:p>270.98</text:p>
          </table:table-cell>
        </table:table-row>
        <table:table-row table:style-name="ro1">
          <table:table-cell office:value-type="float" office:value="20.147" calcext:value-type="float">
            <text:p>20.147</text:p>
          </table:table-cell>
          <table:table-cell office:value-type="string" calcext:value-type="string">
            <text:p>REL_BEARING</text:p>
          </table:table-cell>
          <table:table-cell office:value-type="float" office:value="271.35706" calcext:value-type="float">
            <text:p>271.36</text:p>
          </table:table-cell>
        </table:table-row>
        <table:table-row table:style-name="ro1">
          <table:table-cell office:value-type="float" office:value="21.149" calcext:value-type="float">
            <text:p>21.149</text:p>
          </table:table-cell>
          <table:table-cell office:value-type="string" calcext:value-type="string">
            <text:p>REL_BEARING</text:p>
          </table:table-cell>
          <table:table-cell office:value-type="float" office:value="271.79372" calcext:value-type="float">
            <text:p>271.79</text:p>
          </table:table-cell>
        </table:table-row>
        <table:table-row table:style-name="ro1">
          <table:table-cell office:value-type="float" office:value="22.148" calcext:value-type="float">
            <text:p>22.148</text:p>
          </table:table-cell>
          <table:table-cell office:value-type="string" calcext:value-type="string">
            <text:p>REL_BEARING</text:p>
          </table:table-cell>
          <table:table-cell office:value-type="float" office:value="272.30741" calcext:value-type="float">
            <text:p>272.31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string" calcext:value-type="string">
            <text:p>REL_BEARING</text:p>
          </table:table-cell>
          <table:table-cell office:value-type="float" office:value="272.93381" calcext:value-type="float">
            <text:p>272.93</text:p>
          </table:table-cell>
        </table:table-row>
        <table:table-row table:style-name="ro1">
          <table:table-cell office:value-type="float" office:value="24.149" calcext:value-type="float">
            <text:p>24.149</text:p>
          </table:table-cell>
          <table:table-cell office:value-type="string" calcext:value-type="string">
            <text:p>REL_BEARING</text:p>
          </table:table-cell>
          <table:table-cell office:value-type="float" office:value="273.44044" calcext:value-type="float">
            <text:p>273.44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string" calcext:value-type="string">
            <text:p>REL_BEARING</text:p>
          </table:table-cell>
          <table:table-cell office:value-type="float" office:value="273.79467" calcext:value-type="float">
            <text:p>273.79</text:p>
          </table:table-cell>
        </table:table-row>
        <table:table-row table:style-name="ro1">
          <table:table-cell office:value-type="float" office:value="26.151" calcext:value-type="float">
            <text:p>26.151</text:p>
          </table:table-cell>
          <table:table-cell office:value-type="string" calcext:value-type="string">
            <text:p>REL_BEARING</text:p>
          </table:table-cell>
          <table:table-cell office:value-type="float" office:value="273.99928" calcext:value-type="float">
            <text:p>274.00</text:p>
          </table:table-cell>
        </table:table-row>
        <table:table-row table:style-name="ro1">
          <table:table-cell office:value-type="float" office:value="27.152" calcext:value-type="float">
            <text:p>27.152</text:p>
          </table:table-cell>
          <table:table-cell office:value-type="string" calcext:value-type="string">
            <text:p>REL_BEARING</text:p>
          </table:table-cell>
          <table:table-cell office:value-type="float" office:value="274.12174" calcext:value-type="float">
            <text:p>274.12</text:p>
          </table:table-cell>
        </table:table-row>
        <table:table-row table:style-name="ro1">
          <table:table-cell office:value-type="float" office:value="28.152" calcext:value-type="float">
            <text:p>28.152</text:p>
          </table:table-cell>
          <table:table-cell office:value-type="string" calcext:value-type="string">
            <text:p>REL_BEARING</text:p>
          </table:table-cell>
          <table:table-cell office:value-type="float" office:value="274.133" calcext:value-type="float">
            <text:p>274.13</text:p>
          </table:table-cell>
        </table:table-row>
        <table:table-row table:style-name="ro1">
          <table:table-cell office:value-type="float" office:value="29.152" calcext:value-type="float">
            <text:p>29.152</text:p>
          </table:table-cell>
          <table:table-cell office:value-type="string" calcext:value-type="string">
            <text:p>REL_BEARING</text:p>
          </table:table-cell>
          <table:table-cell office:value-type="float" office:value="274.14303" calcext:value-type="float">
            <text:p>274.14</text:p>
          </table:table-cell>
        </table:table-row>
        <table:table-row table:style-name="ro1">
          <table:table-cell office:value-type="float" office:value="30.153" calcext:value-type="float">
            <text:p>30.153</text:p>
          </table:table-cell>
          <table:table-cell office:value-type="string" calcext:value-type="string">
            <text:p>REL_BEARING</text:p>
          </table:table-cell>
          <table:table-cell office:value-type="float" office:value="273.91048" calcext:value-type="float">
            <text:p>273.91</text:p>
          </table:table-cell>
        </table:table-row>
        <table:table-row table:style-name="ro1">
          <table:table-cell office:value-type="float" office:value="31.154" calcext:value-type="float">
            <text:p>31.154</text:p>
          </table:table-cell>
          <table:table-cell office:value-type="string" calcext:value-type="string">
            <text:p>REL_BEARING</text:p>
          </table:table-cell>
          <table:table-cell office:value-type="float" office:value="273.831" calcext:value-type="float">
            <text:p>273.83</text:p>
          </table:table-cell>
        </table:table-row>
        <table:table-row table:style-name="ro1">
          <table:table-cell office:value-type="float" office:value="32.157" calcext:value-type="float">
            <text:p>32.157</text:p>
          </table:table-cell>
          <table:table-cell office:value-type="string" calcext:value-type="string">
            <text:p>REL_BEARING</text:p>
          </table:table-cell>
          <table:table-cell office:value-type="float" office:value="273.88171" calcext:value-type="float">
            <text:p>273.88</text:p>
          </table:table-cell>
        </table:table-row>
        <table:table-row table:style-name="ro1">
          <table:table-cell office:value-type="float" office:value="33.156" calcext:value-type="float">
            <text:p>33.156</text:p>
          </table:table-cell>
          <table:table-cell office:value-type="string" calcext:value-type="string">
            <text:p>REL_BEARING</text:p>
          </table:table-cell>
          <table:table-cell office:value-type="float" office:value="273.75457" calcext:value-type="float">
            <text:p>273.75</text:p>
          </table:table-cell>
        </table:table-row>
        <table:table-row table:style-name="ro1">
          <table:table-cell office:value-type="float" office:value="34.156" calcext:value-type="float">
            <text:p>34.156</text:p>
          </table:table-cell>
          <table:table-cell office:value-type="string" calcext:value-type="string">
            <text:p>REL_BEARING</text:p>
          </table:table-cell>
          <table:table-cell office:value-type="float" office:value="273.56342" calcext:value-type="float">
            <text:p>273.56</text:p>
          </table:table-cell>
        </table:table-row>
        <table:table-row table:style-name="ro1">
          <table:table-cell office:value-type="float" office:value="35.157" calcext:value-type="float">
            <text:p>35.157</text:p>
          </table:table-cell>
          <table:table-cell office:value-type="string" calcext:value-type="string">
            <text:p>REL_BEARING</text:p>
          </table:table-cell>
          <table:table-cell office:value-type="float" office:value="273.63759" calcext:value-type="float">
            <text:p>273.64</text:p>
          </table:table-cell>
        </table:table-row>
        <table:table-row table:style-name="ro1">
          <table:table-cell office:value-type="float" office:value="36.158" calcext:value-type="float">
            <text:p>36.158</text:p>
          </table:table-cell>
          <table:table-cell office:value-type="string" calcext:value-type="string">
            <text:p>REL_BEARING</text:p>
          </table:table-cell>
          <table:table-cell office:value-type="float" office:value="273.29242" calcext:value-type="float">
            <text:p>273.29</text:p>
          </table:table-cell>
        </table:table-row>
        <table:table-row table:style-name="ro1">
          <table:table-cell office:value-type="float" office:value="37.161" calcext:value-type="float">
            <text:p>37.161</text:p>
          </table:table-cell>
          <table:table-cell office:value-type="string" calcext:value-type="string">
            <text:p>REL_BEARING</text:p>
          </table:table-cell>
          <table:table-cell office:value-type="float" office:value="272.80402" calcext:value-type="float">
            <text:p>272.80</text:p>
          </table:table-cell>
        </table:table-row>
        <table:table-row table:style-name="ro1">
          <table:table-cell office:value-type="float" office:value="38.159" calcext:value-type="float">
            <text:p>38.159</text:p>
          </table:table-cell>
          <table:table-cell office:value-type="string" calcext:value-type="string">
            <text:p>REL_BEARING</text:p>
          </table:table-cell>
          <table:table-cell office:value-type="float" office:value="272.23685" calcext:value-type="float">
            <text:p>272.24</text:p>
          </table:table-cell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string" calcext:value-type="string">
            <text:p>REL_BEARING</text:p>
          </table:table-cell>
          <table:table-cell office:value-type="float" office:value="271.75101" calcext:value-type="float">
            <text:p>271.75</text:p>
          </table:table-cell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string" calcext:value-type="string">
            <text:p>REL_BEARING</text:p>
          </table:table-cell>
          <table:table-cell office:value-type="float" office:value="270.86081" calcext:value-type="float">
            <text:p>270.86</text:p>
          </table:table-cell>
        </table:table-row>
        <table:table-row table:style-name="ro1">
          <table:table-cell office:value-type="float" office:value="41.162" calcext:value-type="float">
            <text:p>41.162</text:p>
          </table:table-cell>
          <table:table-cell office:value-type="string" calcext:value-type="string">
            <text:p>REL_BEARING</text:p>
          </table:table-cell>
          <table:table-cell office:value-type="float" office:value="269.81785" calcext:value-type="float">
            <text:p>269.82</text:p>
          </table:table-cell>
        </table:table-row>
        <table:table-row table:style-name="ro1">
          <table:table-cell office:value-type="float" office:value="42.162" calcext:value-type="float">
            <text:p>42.162</text:p>
          </table:table-cell>
          <table:table-cell office:value-type="string" calcext:value-type="string">
            <text:p>REL_BEARING</text:p>
          </table:table-cell>
          <table:table-cell office:value-type="float" office:value="268.13162" calcext:value-type="float">
            <text:p>268.13</text:p>
          </table:table-cell>
        </table:table-row>
        <table:table-row table:style-name="ro1">
          <table:table-cell office:value-type="float" office:value="43.163" calcext:value-type="float">
            <text:p>43.163</text:p>
          </table:table-cell>
          <table:table-cell office:value-type="string" calcext:value-type="string">
            <text:p>REL_BEARING</text:p>
          </table:table-cell>
          <table:table-cell office:value-type="float" office:value="266.9347" calcext:value-type="float">
            <text:p>266.93</text:p>
          </table:table-cell>
        </table:table-row>
        <table:table-row table:style-name="ro1">
          <table:table-cell office:value-type="float" office:value="44.164" calcext:value-type="float">
            <text:p>44.164</text:p>
          </table:table-cell>
          <table:table-cell office:value-type="string" calcext:value-type="string">
            <text:p>REL_BEARING</text:p>
          </table:table-cell>
          <table:table-cell office:value-type="float" office:value="264.70295" calcext:value-type="float">
            <text:p>264.70</text:p>
          </table:table-cell>
        </table:table-row>
        <table:table-row table:style-name="ro1">
          <table:table-cell office:value-type="float" office:value="45.164" calcext:value-type="float">
            <text:p>45.164</text:p>
          </table:table-cell>
          <table:table-cell office:value-type="string" calcext:value-type="string">
            <text:p>REL_BEARING</text:p>
          </table:table-cell>
          <table:table-cell office:value-type="float" office:value="259.95001" calcext:value-type="float">
            <text:p>259.95</text:p>
          </table:table-cell>
        </table:table-row>
        <table:table-row table:style-name="ro1">
          <table:table-cell office:value-type="float" office:value="46.166" calcext:value-type="float">
            <text:p>46.166</text:p>
          </table:table-cell>
          <table:table-cell office:value-type="string" calcext:value-type="string">
            <text:p>REL_BEARING</text:p>
          </table:table-cell>
          <table:table-cell office:value-type="float" office:value="257.00739" calcext:value-type="float">
            <text:p>257.01</text:p>
          </table:table-cell>
        </table:table-row>
        <table:table-row table:style-name="ro1">
          <table:table-cell office:value-type="float" office:value="47.167" calcext:value-type="float">
            <text:p>47.167</text:p>
          </table:table-cell>
          <table:table-cell office:value-type="string" calcext:value-type="string">
            <text:p>REL_BEARING</text:p>
          </table:table-cell>
          <table:table-cell office:value-type="float" office:value="252.16288" calcext:value-type="float">
            <text:p>252.16</text:p>
          </table:table-cell>
        </table:table-row>
        <table:table-row table:style-name="ro1">
          <table:table-cell office:value-type="float" office:value="48.167" calcext:value-type="float">
            <text:p>48.167</text:p>
          </table:table-cell>
          <table:table-cell office:value-type="string" calcext:value-type="string">
            <text:p>REL_BEARING</text:p>
          </table:table-cell>
          <table:table-cell office:value-type="float" office:value="247.12675" calcext:value-type="float">
            <text:p>247.13</text:p>
          </table:table-cell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string" calcext:value-type="string">
            <text:p>REL_BEARING</text:p>
          </table:table-cell>
          <table:table-cell office:value-type="float" office:value="241.532" calcext:value-type="float">
            <text:p>241.53</text:p>
          </table:table-cell>
        </table:table-row>
        <table:table-row table:style-name="ro1">
          <table:table-cell office:value-type="float" office:value="50.169" calcext:value-type="float">
            <text:p>50.169</text:p>
          </table:table-cell>
          <table:table-cell office:value-type="string" calcext:value-type="string">
            <text:p>REL_BEARING</text:p>
          </table:table-cell>
          <table:table-cell office:value-type="float" office:value="237.15778" calcext:value-type="float">
            <text:p>237.16</text:p>
          </table:table-cell>
        </table:table-row>
        <table:table-row table:style-name="ro1">
          <table:table-cell office:value-type="float" office:value="51.169" calcext:value-type="float">
            <text:p>51.169</text:p>
          </table:table-cell>
          <table:table-cell office:value-type="string" calcext:value-type="string">
            <text:p>REL_BEARING</text:p>
          </table:table-cell>
          <table:table-cell office:value-type="float" office:value="229.45996" calcext:value-type="float">
            <text:p>229.46</text:p>
          </table:table-cell>
        </table:table-row>
        <table:table-row table:style-name="ro1">
          <table:table-cell office:value-type="float" office:value="52.169" calcext:value-type="float">
            <text:p>52.169</text:p>
          </table:table-cell>
          <table:table-cell office:value-type="string" calcext:value-type="string">
            <text:p>REL_BEARING</text:p>
          </table:table-cell>
          <table:table-cell office:value-type="float" office:value="223.49528" calcext:value-type="float">
            <text:p>223.50</text:p>
          </table:table-cell>
        </table:table-row>
        <table:table-row table:style-name="ro1">
          <table:table-cell office:value-type="float" office:value="53.17" calcext:value-type="float">
            <text:p>53.17</text:p>
          </table:table-cell>
          <table:table-cell office:value-type="string" calcext:value-type="string">
            <text:p>REL_BEARING</text:p>
          </table:table-cell>
          <table:table-cell office:value-type="float" office:value="217.83039" calcext:value-type="float">
            <text:p>217.83</text:p>
          </table:table-cell>
        </table:table-row>
        <table:table-row table:style-name="ro1">
          <table:table-cell office:value-type="float" office:value="54.171" calcext:value-type="float">
            <text:p>54.171</text:p>
          </table:table-cell>
          <table:table-cell office:value-type="string" calcext:value-type="string">
            <text:p>REL_BEARING</text:p>
          </table:table-cell>
          <table:table-cell office:value-type="float" office:value="212.33221" calcext:value-type="float">
            <text:p>212.33</text:p>
          </table:table-cell>
        </table:table-row>
        <table:table-row table:style-name="ro1">
          <table:table-cell office:value-type="float" office:value="55.171" calcext:value-type="float">
            <text:p>55.171</text:p>
          </table:table-cell>
          <table:table-cell office:value-type="string" calcext:value-type="string">
            <text:p>REL_BEARING</text:p>
          </table:table-cell>
          <table:table-cell office:value-type="float" office:value="208.86218" calcext:value-type="float">
            <text:p>208.86</text:p>
          </table:table-cell>
        </table:table-row>
        <table:table-row table:style-name="ro1">
          <table:table-cell office:value-type="float" office:value="56.172" calcext:value-type="float">
            <text:p>56.172</text:p>
          </table:table-cell>
          <table:table-cell office:value-type="string" calcext:value-type="string">
            <text:p>REL_BEARING</text:p>
          </table:table-cell>
          <table:table-cell office:value-type="float" office:value="204.79942" calcext:value-type="float">
            <text:p>204.80</text:p>
          </table:table-cell>
        </table:table-row>
        <table:table-row table:style-name="ro1">
          <table:table-cell office:value-type="float" office:value="57.172" calcext:value-type="float">
            <text:p>57.172</text:p>
          </table:table-cell>
          <table:table-cell office:value-type="string" calcext:value-type="string">
            <text:p>REL_BEARING</text:p>
          </table:table-cell>
          <table:table-cell office:value-type="float" office:value="199.74124" calcext:value-type="float">
            <text:p>199.74</text:p>
          </table:table-cell>
        </table:table-row>
        <table:table-row table:style-name="ro1">
          <table:table-cell office:value-type="float" office:value="58.173" calcext:value-type="float">
            <text:p>58.173</text:p>
          </table:table-cell>
          <table:table-cell office:value-type="string" calcext:value-type="string">
            <text:p>REL_BEARING</text:p>
          </table:table-cell>
          <table:table-cell office:value-type="float" office:value="196.4562" calcext:value-type="float">
            <text:p>196.46</text:p>
          </table:table-cell>
        </table:table-row>
        <table:table-row table:style-name="ro1">
          <table:table-cell office:value-type="float" office:value="59.173" calcext:value-type="float">
            <text:p>59.173</text:p>
          </table:table-cell>
          <table:table-cell office:value-type="string" calcext:value-type="string">
            <text:p>REL_BEARING</text:p>
          </table:table-cell>
          <table:table-cell office:value-type="float" office:value="194.99435" calcext:value-type="float">
            <text:p>194.99</text:p>
          </table:table-cell>
        </table:table-row>
        <table:table-row table:style-name="ro1">
          <table:table-cell office:value-type="float" office:value="60.175" calcext:value-type="float">
            <text:p>60.175</text:p>
          </table:table-cell>
          <table:table-cell office:value-type="string" calcext:value-type="string">
            <text:p>REL_BEARING</text:p>
          </table:table-cell>
          <table:table-cell office:value-type="float" office:value="191.127" calcext:value-type="float">
            <text:p>191.13</text:p>
          </table:table-cell>
        </table:table-row>
        <table:table-row table:style-name="ro1">
          <table:table-cell office:value-type="float" office:value="61.175" calcext:value-type="float">
            <text:p>61.175</text:p>
          </table:table-cell>
          <table:table-cell office:value-type="string" calcext:value-type="string">
            <text:p>REL_BEARING</text:p>
          </table:table-cell>
          <table:table-cell office:value-type="float" office:value="189.67315" calcext:value-type="float">
            <text:p>189.67</text:p>
          </table:table-cell>
        </table:table-row>
        <table:table-row table:style-name="ro1">
          <table:table-cell office:value-type="float" office:value="62.175" calcext:value-type="float">
            <text:p>62.175</text:p>
          </table:table-cell>
          <table:table-cell office:value-type="string" calcext:value-type="string">
            <text:p>REL_BEARING</text:p>
          </table:table-cell>
          <table:table-cell office:value-type="float" office:value="187.64338" calcext:value-type="float">
            <text:p>187.64</text:p>
          </table:table-cell>
        </table:table-row>
        <table:table-row table:style-name="ro1">
          <table:table-cell office:value-type="float" office:value="63.175" calcext:value-type="float">
            <text:p>63.175</text:p>
          </table:table-cell>
          <table:table-cell office:value-type="string" calcext:value-type="string">
            <text:p>REL_BEARING</text:p>
          </table:table-cell>
          <table:table-cell office:value-type="float" office:value="185.80981" calcext:value-type="float">
            <text:p>185.81</text:p>
          </table:table-cell>
        </table:table-row>
        <table:table-row table:style-name="ro1">
          <table:table-cell office:value-type="float" office:value="64.175" calcext:value-type="float">
            <text:p>64.175</text:p>
          </table:table-cell>
          <table:table-cell office:value-type="string" calcext:value-type="string">
            <text:p>REL_BEARING</text:p>
          </table:table-cell>
          <table:table-cell office:value-type="float" office:value="184.18108" calcext:value-type="float">
            <text:p>184.18</text:p>
          </table:table-cell>
        </table:table-row>
        <table:table-row table:style-name="ro1">
          <table:table-cell office:value-type="float" office:value="65.177" calcext:value-type="float">
            <text:p>65.177</text:p>
          </table:table-cell>
          <table:table-cell office:value-type="string" calcext:value-type="string">
            <text:p>REL_BEARING</text:p>
          </table:table-cell>
          <table:table-cell office:value-type="float" office:value="182.71206" calcext:value-type="float">
            <text:p>182.71</text:p>
          </table:table-cell>
        </table:table-row>
        <table:table-row table:style-name="ro1">
          <table:table-cell office:value-type="float" office:value="66.178" calcext:value-type="float">
            <text:p>66.178</text:p>
          </table:table-cell>
          <table:table-cell office:value-type="string" calcext:value-type="string">
            <text:p>REL_BEARING</text:p>
          </table:table-cell>
          <table:table-cell office:value-type="float" office:value="180.84667" calcext:value-type="float">
            <text:p>180.85</text:p>
          </table:table-cell>
        </table:table-row>
        <table:table-row table:style-name="ro1">
          <table:table-cell office:value-type="float" office:value="67.179" calcext:value-type="float">
            <text:p>67.179</text:p>
          </table:table-cell>
          <table:table-cell office:value-type="string" calcext:value-type="string">
            <text:p>REL_BEARING</text:p>
          </table:table-cell>
          <table:table-cell office:value-type="float" office:value="180.08222" calcext:value-type="float">
            <text:p>180.08</text:p>
          </table:table-cell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string" calcext:value-type="string">
            <text:p>REL_BEARING</text:p>
          </table:table-cell>
          <table:table-cell office:value-type="float" office:value="179.04714" calcext:value-type="float">
            <text:p>179.05</text:p>
          </table:table-cell>
        </table:table-row>
        <table:table-row table:style-name="ro1">
          <table:table-cell office:value-type="float" office:value="69.183" calcext:value-type="float">
            <text:p>69.183</text:p>
          </table:table-cell>
          <table:table-cell office:value-type="string" calcext:value-type="string">
            <text:p>REL_BEARING</text:p>
          </table:table-cell>
          <table:table-cell office:value-type="float" office:value="177.84506" calcext:value-type="float">
            <text:p>177.85</text:p>
          </table:table-cell>
        </table:table-row>
        <table:table-row table:style-name="ro1">
          <table:table-cell office:value-type="float" office:value="70.181" calcext:value-type="float">
            <text:p>70.181</text:p>
          </table:table-cell>
          <table:table-cell office:value-type="string" calcext:value-type="string">
            <text:p>REL_BEARING</text:p>
          </table:table-cell>
          <table:table-cell office:value-type="float" office:value="176.94999" calcext:value-type="float">
            <text:p>176.95</text:p>
          </table:table-cell>
        </table:table-row>
        <table:table-row table:style-name="ro1">
          <table:table-cell office:value-type="float" office:value="71.182" calcext:value-type="float">
            <text:p>71.182</text:p>
          </table:table-cell>
          <table:table-cell office:value-type="string" calcext:value-type="string">
            <text:p>REL_BEARING</text:p>
          </table:table-cell>
          <table:table-cell office:value-type="float" office:value="176.14152" calcext:value-type="float">
            <text:p>176.14</text:p>
          </table:table-cell>
        </table:table-row>
        <table:table-row table:style-name="ro1">
          <table:table-cell office:value-type="float" office:value="72.182" calcext:value-type="float">
            <text:p>72.182</text:p>
          </table:table-cell>
          <table:table-cell office:value-type="string" calcext:value-type="string">
            <text:p>REL_BEARING</text:p>
          </table:table-cell>
          <table:table-cell office:value-type="float" office:value="175.19358" calcext:value-type="float">
            <text:p>175.19</text:p>
          </table:table-cell>
        </table:table-row>
        <table:table-row table:style-name="ro1">
          <table:table-cell office:value-type="float" office:value="73.183" calcext:value-type="float">
            <text:p>73.183</text:p>
          </table:table-cell>
          <table:table-cell office:value-type="string" calcext:value-type="string">
            <text:p>REL_BEARING</text:p>
          </table:table-cell>
          <table:table-cell office:value-type="float" office:value="174.75167" calcext:value-type="float">
            <text:p>174.75</text:p>
          </table:table-cell>
        </table:table-row>
        <table:table-row table:style-name="ro1">
          <table:table-cell office:value-type="float" office:value="74.184" calcext:value-type="float">
            <text:p>74.184</text:p>
          </table:table-cell>
          <table:table-cell office:value-type="string" calcext:value-type="string">
            <text:p>REL_BEARING</text:p>
          </table:table-cell>
          <table:table-cell office:value-type="float" office:value="174.19656" calcext:value-type="float">
            <text:p>174.20</text:p>
          </table:table-cell>
        </table:table-row>
        <table:table-row table:style-name="ro1">
          <table:table-cell office:value-type="float" office:value="75.184" calcext:value-type="float">
            <text:p>75.184</text:p>
          </table:table-cell>
          <table:table-cell office:value-type="string" calcext:value-type="string">
            <text:p>REL_BEARING</text:p>
          </table:table-cell>
          <table:table-cell office:value-type="float" office:value="173.63143" calcext:value-type="float">
            <text:p>173.63</text:p>
          </table:table-cell>
        </table:table-row>
        <table:table-row table:style-name="ro1">
          <table:table-cell office:value-type="float" office:value="76.185" calcext:value-type="float">
            <text:p>76.185</text:p>
          </table:table-cell>
          <table:table-cell office:value-type="string" calcext:value-type="string">
            <text:p>REL_BEARING</text:p>
          </table:table-cell>
          <table:table-cell office:value-type="float" office:value="172.91016" calcext:value-type="float">
            <text:p>172.91</text:p>
          </table:table-cell>
        </table:table-row>
        <table:table-row table:style-name="ro1">
          <table:table-cell office:value-type="float" office:value="77.185" calcext:value-type="float">
            <text:p>77.185</text:p>
          </table:table-cell>
          <table:table-cell office:value-type="string" calcext:value-type="string">
            <text:p>REL_BEARING</text:p>
          </table:table-cell>
          <table:table-cell office:value-type="float" office:value="172.66001" calcext:value-type="float">
            <text:p>172.66</text:p>
          </table:table-cell>
        </table:table-row>
        <table:table-row table:style-name="ro1">
          <table:table-cell office:value-type="float" office:value="78.186" calcext:value-type="float">
            <text:p>78.186</text:p>
          </table:table-cell>
          <table:table-cell office:value-type="string" calcext:value-type="string">
            <text:p>REL_BEARING</text:p>
          </table:table-cell>
          <table:table-cell office:value-type="float" office:value="172.06243" calcext:value-type="float">
            <text:p>172.06</text:p>
          </table:table-cell>
        </table:table-row>
        <table:table-row table:style-name="ro1">
          <table:table-cell office:value-type="float" office:value="79.187" calcext:value-type="float">
            <text:p>79.187</text:p>
          </table:table-cell>
          <table:table-cell office:value-type="string" calcext:value-type="string">
            <text:p>REL_BEARING</text:p>
          </table:table-cell>
          <table:table-cell office:value-type="float" office:value="171.92005" calcext:value-type="float">
            <text:p>171.92</text:p>
          </table:table-cell>
        </table:table-row>
        <table:table-row table:style-name="ro1">
          <table:table-cell office:value-type="float" office:value="80.187" calcext:value-type="float">
            <text:p>80.187</text:p>
          </table:table-cell>
          <table:table-cell office:value-type="string" calcext:value-type="string">
            <text:p>REL_BEARING</text:p>
          </table:table-cell>
          <table:table-cell office:value-type="float" office:value="171.53844" calcext:value-type="float">
            <text:p>171.54</text:p>
          </table:table-cell>
        </table:table-row>
        <table:table-row table:style-name="ro1">
          <table:table-cell office:value-type="float" office:value="81.188" calcext:value-type="float">
            <text:p>81.188</text:p>
          </table:table-cell>
          <table:table-cell office:value-type="string" calcext:value-type="string">
            <text:p>REL_BEARING</text:p>
          </table:table-cell>
          <table:table-cell office:value-type="float" office:value="171.11461" calcext:value-type="float">
            <text:p>171.11</text:p>
          </table:table-cell>
        </table:table-row>
        <table:table-row table:style-name="ro1">
          <table:table-cell office:value-type="float" office:value="82.188" calcext:value-type="float">
            <text:p>82.188</text:p>
          </table:table-cell>
          <table:table-cell office:value-type="string" calcext:value-type="string">
            <text:p>REL_BEARING</text:p>
          </table:table-cell>
          <table:table-cell office:value-type="float" office:value="170.96919" calcext:value-type="float">
            <text:p>170.97</text:p>
          </table:table-cell>
        </table:table-row>
        <table:table-row table:style-name="ro1">
          <table:table-cell office:value-type="float" office:value="83.188" calcext:value-type="float">
            <text:p>83.188</text:p>
          </table:table-cell>
          <table:table-cell office:value-type="string" calcext:value-type="string">
            <text:p>REL_BEARING</text:p>
          </table:table-cell>
          <table:table-cell office:value-type="float" office:value="170.67584" calcext:value-type="float">
            <text:p>170.68</text:p>
          </table:table-cell>
        </table:table-row>
        <table:table-row table:style-name="ro1">
          <table:table-cell office:value-type="float" office:value="84.19" calcext:value-type="float">
            <text:p>84.19</text:p>
          </table:table-cell>
          <table:table-cell office:value-type="string" calcext:value-type="string">
            <text:p>REL_BEARING</text:p>
          </table:table-cell>
          <table:table-cell office:value-type="float" office:value="170.42993" calcext:value-type="float">
            <text:p>170.43</text:p>
          </table:table-cell>
        </table:table-row>
        <table:table-row table:style-name="ro1" table:number-rows-repeated="104849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lHeading" table:style-name="ta1">
        <table:table-column table:style-name="co1" table:number-columns-repeated="5" table:default-cell-style-name="Default"/>
        <table:table-row table:style-name="ro1">
          <table:table-cell office:value-type="float" office:value="4.137" calcext:value-type="float">
            <text:p>4.137</text:p>
          </table:table-cell>
          <table:table-cell office:value-type="string" calcext:value-type="string">
            <text:p>REL_HEAD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]-[.D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7" calcext:value-type="float">
            <text:p>5.137</text:p>
          </table:table-cell>
          <table:table-cell office:value-type="string" calcext:value-type="string">
            <text:p>REL_HEAD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-[.D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7" calcext:value-type="float">
            <text:p>6.137</text:p>
          </table:table-cell>
          <table:table-cell office:value-type="string" calcext:value-type="string">
            <text:p>REL_HEAD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-[.D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7" calcext:value-type="float">
            <text:p>7.137</text:p>
          </table:table-cell>
          <table:table-cell office:value-type="string" calcext:value-type="string">
            <text:p>REL_HEADING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4]-[.D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8" calcext:value-type="float">
            <text:p>7.138</text:p>
          </table:table-cell>
          <table:table-cell office:value-type="string" calcext:value-type="string">
            <text:p>REL_HEADING</text:p>
          </table:table-cell>
          <table:table-cell office:value-type="float" office:value="358.79" calcext:value-type="float">
            <text:p>358.79</text:p>
          </table:table-cell>
          <table:table-cell office:value-type="float" office:value="90" calcext:value-type="float">
            <text:p>90</text:p>
          </table:table-cell>
          <table:table-cell table:formula="of:=[.C5]-[.D5]" office:value-type="float" office:value="268.79" calcext:value-type="float">
            <text:p>268.79</text:p>
          </table:table-cell>
        </table:table-row>
        <table:table-row table:style-name="ro1">
          <table:table-cell office:value-type="float" office:value="8.138" calcext:value-type="float">
            <text:p>8.138</text:p>
          </table:table-cell>
          <table:table-cell office:value-type="string" calcext:value-type="string">
            <text:p>REL_HEADING</text:p>
          </table:table-cell>
          <table:table-cell office:value-type="float" office:value="350.68" calcext:value-type="float">
            <text:p>350.68</text:p>
          </table:table-cell>
          <table:table-cell office:value-type="float" office:value="90" calcext:value-type="float">
            <text:p>90</text:p>
          </table:table-cell>
          <table:table-cell table:formula="of:=[.C6]-[.D6]" office:value-type="float" office:value="260.68" calcext:value-type="float">
            <text:p>260.68</text:p>
          </table:table-cell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string" calcext:value-type="string">
            <text:p>REL_HEADING</text:p>
          </table:table-cell>
          <table:table-cell office:value-type="float" office:value="339.82" calcext:value-type="float">
            <text:p>339.82</text:p>
          </table:table-cell>
          <table:table-cell office:value-type="float" office:value="90" calcext:value-type="float">
            <text:p>90</text:p>
          </table:table-cell>
          <table:table-cell table:formula="of:=[.C7]-[.D7]" office:value-type="float" office:value="249.82" calcext:value-type="float">
            <text:p>249.82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string" calcext:value-type="string">
            <text:p>REL_HEADING</text:p>
          </table:table-cell>
          <table:table-cell office:value-type="float" office:value="331.46" calcext:value-type="float">
            <text:p>331.46</text:p>
          </table:table-cell>
          <table:table-cell office:value-type="float" office:value="90" calcext:value-type="float">
            <text:p>90</text:p>
          </table:table-cell>
          <table:table-cell table:formula="of:=[.C8]-[.D8]" office:value-type="float" office:value="241.46" calcext:value-type="float">
            <text:p>241.46</text:p>
          </table:table-cell>
        </table:table-row>
        <table:table-row table:style-name="ro1">
          <table:table-cell office:value-type="float" office:value="11.141" calcext:value-type="float">
            <text:p>11.141</text:p>
          </table:table-cell>
          <table:table-cell office:value-type="string" calcext:value-type="string">
            <text:p>REL_HEADING</text:p>
          </table:table-cell>
          <table:table-cell office:value-type="float" office:value="323.99" calcext:value-type="float">
            <text:p>323.99</text:p>
          </table:table-cell>
          <table:table-cell office:value-type="float" office:value="90" calcext:value-type="float">
            <text:p>90</text:p>
          </table:table-cell>
          <table:table-cell table:formula="of:=[.C9]-[.D9]" office:value-type="float" office:value="233.99" calcext:value-type="float">
            <text:p>233.99</text:p>
          </table:table-cell>
        </table:table-row>
        <table:table-row table:style-name="ro1">
          <table:table-cell office:value-type="float" office:value="12.142" calcext:value-type="float">
            <text:p>12.142</text:p>
          </table:table-cell>
          <table:table-cell office:value-type="string" calcext:value-type="string">
            <text:p>REL_HEADING</text:p>
          </table:table-cell>
          <table:table-cell office:value-type="float" office:value="316.97" calcext:value-type="float">
            <text:p>316.97</text:p>
          </table:table-cell>
          <table:table-cell office:value-type="float" office:value="90" calcext:value-type="float">
            <text:p>90</text:p>
          </table:table-cell>
          <table:table-cell table:formula="of:=[.C10]-[.D10]" office:value-type="float" office:value="226.97" calcext:value-type="float">
            <text:p>226.97</text:p>
          </table:table-cell>
        </table:table-row>
        <table:table-row table:style-name="ro1">
          <table:table-cell office:value-type="float" office:value="13.142" calcext:value-type="float">
            <text:p>13.142</text:p>
          </table:table-cell>
          <table:table-cell office:value-type="string" calcext:value-type="string">
            <text:p>REL_HEADING</text:p>
          </table:table-cell>
          <table:table-cell office:value-type="float" office:value="303.83" calcext:value-type="float">
            <text:p>303.83</text:p>
          </table:table-cell>
          <table:table-cell office:value-type="float" office:value="90" calcext:value-type="float">
            <text:p>90</text:p>
          </table:table-cell>
          <table:table-cell table:formula="of:=[.C11]-[.D11]" office:value-type="float" office:value="213.83" calcext:value-type="float">
            <text:p>213.83</text:p>
          </table:table-cell>
        </table:table-row>
        <table:table-row table:style-name="ro1">
          <table:table-cell office:value-type="float" office:value="14.142" calcext:value-type="float">
            <text:p>14.142</text:p>
          </table:table-cell>
          <table:table-cell office:value-type="string" calcext:value-type="string">
            <text:p>REL_HEADING</text:p>
          </table:table-cell>
          <table:table-cell office:value-type="float" office:value="277.91" calcext:value-type="float">
            <text:p>277.91</text:p>
          </table:table-cell>
          <table:table-cell office:value-type="float" office:value="90" calcext:value-type="float">
            <text:p>90</text:p>
          </table:table-cell>
          <table:table-cell table:formula="of:=[.C12]-[.D12]" office:value-type="float" office:value="187.91" calcext:value-type="float">
            <text:p>187.91</text:p>
          </table:table-cell>
        </table:table-row>
        <table:table-row table:style-name="ro1">
          <table:table-cell office:value-type="float" office:value="15.143" calcext:value-type="float">
            <text:p>15.143</text:p>
          </table:table-cell>
          <table:table-cell office:value-type="string" calcext:value-type="string">
            <text:p>REL_HEADING</text:p>
          </table:table-cell>
          <table:table-cell office:value-type="float" office:value="272.88" calcext:value-type="float">
            <text:p>272.88</text:p>
          </table:table-cell>
          <table:table-cell office:value-type="float" office:value="90" calcext:value-type="float">
            <text:p>90</text:p>
          </table:table-cell>
          <table:table-cell table:formula="of:=[.C13]-[.D13]" office:value-type="float" office:value="182.88" calcext:value-type="float">
            <text:p>182.88</text:p>
          </table:table-cell>
        </table:table-row>
        <table:table-row table:style-name="ro1">
          <table:table-cell office:value-type="float" office:value="16.144" calcext:value-type="float">
            <text:p>16.144</text:p>
          </table:table-cell>
          <table:table-cell office:value-type="string" calcext:value-type="string">
            <text:p>REL_HEADING</text:p>
          </table:table-cell>
          <table:table-cell office:value-type="float" office:value="259.26" calcext:value-type="float">
            <text:p>259.26</text:p>
          </table:table-cell>
          <table:table-cell office:value-type="float" office:value="90" calcext:value-type="float">
            <text:p>90</text:p>
          </table:table-cell>
          <table:table-cell table:formula="of:=[.C14]-[.D14]" office:value-type="float" office:value="169.26" calcext:value-type="float">
            <text:p>169.26</text:p>
          </table:table-cell>
        </table:table-row>
        <table:table-row table:style-name="ro1">
          <table:table-cell office:value-type="float" office:value="17.146" calcext:value-type="float">
            <text:p>17.146</text:p>
          </table:table-cell>
          <table:table-cell office:value-type="string" calcext:value-type="string">
            <text:p>REL_HEADING</text:p>
          </table:table-cell>
          <table:table-cell office:value-type="float" office:value="264.45" calcext:value-type="float">
            <text:p>264.45</text:p>
          </table:table-cell>
          <table:table-cell office:value-type="float" office:value="90" calcext:value-type="float">
            <text:p>90</text:p>
          </table:table-cell>
          <table:table-cell table:formula="of:=[.C15]-[.D15]" office:value-type="float" office:value="174.45" calcext:value-type="float">
            <text:p>174.45</text:p>
          </table:table-cell>
        </table:table-row>
        <table:table-row table:style-name="ro1">
          <table:table-cell office:value-type="float" office:value="18.146" calcext:value-type="float">
            <text:p>18.146</text:p>
          </table:table-cell>
          <table:table-cell office:value-type="string" calcext:value-type="string">
            <text:p>REL_HEADING</text:p>
          </table:table-cell>
          <table:table-cell office:value-type="float" office:value="244.54" calcext:value-type="float">
            <text:p>244.54</text:p>
          </table:table-cell>
          <table:table-cell office:value-type="float" office:value="135" calcext:value-type="float">
            <text:p>135</text:p>
          </table:table-cell>
          <table:table-cell table:formula="of:=[.C16]-[.D16]" office:value-type="float" office:value="109.54" calcext:value-type="float">
            <text:p>109.54</text:p>
          </table:table-cell>
        </table:table-row>
        <table:table-row table:style-name="ro1">
          <table:table-cell office:value-type="float" office:value="19.147" calcext:value-type="float">
            <text:p>19.147</text:p>
          </table:table-cell>
          <table:table-cell office:value-type="string" calcext:value-type="string">
            <text:p>REL_HEADING</text:p>
          </table:table-cell>
          <table:table-cell office:value-type="float" office:value="245.36" calcext:value-type="float">
            <text:p>245.36</text:p>
          </table:table-cell>
          <table:table-cell office:value-type="float" office:value="135" calcext:value-type="float">
            <text:p>135</text:p>
          </table:table-cell>
          <table:table-cell table:formula="of:=[.C17]-[.D17]" office:value-type="float" office:value="110.36" calcext:value-type="float">
            <text:p>110.36</text:p>
          </table:table-cell>
        </table:table-row>
        <table:table-row table:style-name="ro1">
          <table:table-cell office:value-type="float" office:value="20.147" calcext:value-type="float">
            <text:p>20.147</text:p>
          </table:table-cell>
          <table:table-cell office:value-type="string" calcext:value-type="string">
            <text:p>REL_HEADING</text:p>
          </table:table-cell>
          <table:table-cell office:value-type="float" office:value="242.9" calcext:value-type="float">
            <text:p>242.9</text:p>
          </table:table-cell>
          <table:table-cell office:value-type="float" office:value="135" calcext:value-type="float">
            <text:p>135</text:p>
          </table:table-cell>
          <table:table-cell table:formula="of:=[.C18]-[.D18]" office:value-type="float" office:value="107.9" calcext:value-type="float">
            <text:p>107.9</text:p>
          </table:table-cell>
        </table:table-row>
        <table:table-row table:style-name="ro1">
          <table:table-cell office:value-type="float" office:value="21.149" calcext:value-type="float">
            <text:p>21.149</text:p>
          </table:table-cell>
          <table:table-cell office:value-type="string" calcext:value-type="string">
            <text:p>REL_HEADING</text:p>
          </table:table-cell>
          <table:table-cell office:value-type="float" office:value="240.92" calcext:value-type="float">
            <text:p>240.92</text:p>
          </table:table-cell>
          <table:table-cell office:value-type="float" office:value="135" calcext:value-type="float">
            <text:p>135</text:p>
          </table:table-cell>
          <table:table-cell table:formula="of:=[.C19]-[.D19]" office:value-type="float" office:value="105.92" calcext:value-type="float">
            <text:p>105.92</text:p>
          </table:table-cell>
        </table:table-row>
        <table:table-row table:style-name="ro1">
          <table:table-cell office:value-type="float" office:value="22.148" calcext:value-type="float">
            <text:p>22.148</text:p>
          </table:table-cell>
          <table:table-cell office:value-type="string" calcext:value-type="string">
            <text:p>REL_HEADING</text:p>
          </table:table-cell>
          <table:table-cell office:value-type="float" office:value="239.3" calcext:value-type="float">
            <text:p>239.3</text:p>
          </table:table-cell>
          <table:table-cell office:value-type="float" office:value="135" calcext:value-type="float">
            <text:p>135</text:p>
          </table:table-cell>
          <table:table-cell table:formula="of:=[.C20]-[.D20]" office:value-type="float" office:value="104.3" calcext:value-type="float">
            <text:p>104.3</text:p>
          </table:table-cell>
        </table:table-row>
        <table:table-row table:style-name="ro1">
          <table:table-cell office:value-type="float" office:value="23.15" calcext:value-type="float">
            <text:p>23.15</text:p>
          </table:table-cell>
          <table:table-cell office:value-type="string" calcext:value-type="string">
            <text:p>REL_HEADING</text:p>
          </table:table-cell>
          <table:table-cell office:value-type="float" office:value="238.82" calcext:value-type="float">
            <text:p>238.82</text:p>
          </table:table-cell>
          <table:table-cell office:value-type="float" office:value="135" calcext:value-type="float">
            <text:p>135</text:p>
          </table:table-cell>
          <table:table-cell table:formula="of:=[.C21]-[.D21]" office:value-type="float" office:value="103.82" calcext:value-type="float">
            <text:p>103.82</text:p>
          </table:table-cell>
        </table:table-row>
        <table:table-row table:style-name="ro1">
          <table:table-cell office:value-type="float" office:value="24.149" calcext:value-type="float">
            <text:p>24.149</text:p>
          </table:table-cell>
          <table:table-cell office:value-type="string" calcext:value-type="string">
            <text:p>REL_HEADING</text:p>
          </table:table-cell>
          <table:table-cell office:value-type="float" office:value="228.17" calcext:value-type="float">
            <text:p>228.17</text:p>
          </table:table-cell>
          <table:table-cell office:value-type="float" office:value="135" calcext:value-type="float">
            <text:p>135</text:p>
          </table:table-cell>
          <table:table-cell table:formula="of:=[.C22]-[.D22]" office:value-type="float" office:value="93.17" calcext:value-type="float">
            <text:p>93.17</text:p>
          </table:table-cell>
        </table:table-row>
        <table:table-row table:style-name="ro1">
          <table:table-cell office:value-type="float" office:value="25.15" calcext:value-type="float">
            <text:p>25.15</text:p>
          </table:table-cell>
          <table:table-cell office:value-type="string" calcext:value-type="string">
            <text:p>REL_HEADING</text:p>
          </table:table-cell>
          <table:table-cell office:value-type="float" office:value="209.17" calcext:value-type="float">
            <text:p>209.17</text:p>
          </table:table-cell>
          <table:table-cell office:value-type="float" office:value="135" calcext:value-type="float">
            <text:p>135</text:p>
          </table:table-cell>
          <table:table-cell table:formula="of:=[.C23]-[.D23]" office:value-type="float" office:value="74.17" calcext:value-type="float">
            <text:p>74.17</text:p>
          </table:table-cell>
        </table:table-row>
        <table:table-row table:style-name="ro1">
          <table:table-cell office:value-type="float" office:value="26.151" calcext:value-type="float">
            <text:p>26.151</text:p>
          </table:table-cell>
          <table:table-cell office:value-type="string" calcext:value-type="string">
            <text:p>REL_HEADING</text:p>
          </table:table-cell>
          <table:table-cell office:value-type="float" office:value="193.96" calcext:value-type="float">
            <text:p>193.96</text:p>
          </table:table-cell>
          <table:table-cell office:value-type="float" office:value="135" calcext:value-type="float">
            <text:p>135</text:p>
          </table:table-cell>
          <table:table-cell table:formula="of:=[.C24]-[.D24]" office:value-type="float" office:value="58.96" calcext:value-type="float">
            <text:p>58.96</text:p>
          </table:table-cell>
        </table:table-row>
        <table:table-row table:style-name="ro1">
          <table:table-cell office:value-type="float" office:value="27.152" calcext:value-type="float">
            <text:p>27.152</text:p>
          </table:table-cell>
          <table:table-cell office:value-type="string" calcext:value-type="string">
            <text:p>REL_HEADING</text:p>
          </table:table-cell>
          <table:table-cell office:value-type="float" office:value="177.23" calcext:value-type="float">
            <text:p>177.23</text:p>
          </table:table-cell>
          <table:table-cell office:value-type="float" office:value="135" calcext:value-type="float">
            <text:p>135</text:p>
          </table:table-cell>
          <table:table-cell table:formula="of:=[.C25]-[.D25]" office:value-type="float" office:value="42.23" calcext:value-type="float">
            <text:p>42.23</text:p>
          </table:table-cell>
        </table:table-row>
        <table:table-row table:style-name="ro1">
          <table:table-cell office:value-type="float" office:value="28.152" calcext:value-type="float">
            <text:p>28.152</text:p>
          </table:table-cell>
          <table:table-cell office:value-type="string" calcext:value-type="string">
            <text:p>REL_HEADING</text:p>
          </table:table-cell>
          <table:table-cell office:value-type="float" office:value="166.58" calcext:value-type="float">
            <text:p>166.58</text:p>
          </table:table-cell>
          <table:table-cell office:value-type="float" office:value="135" calcext:value-type="float">
            <text:p>135</text:p>
          </table:table-cell>
          <table:table-cell table:formula="of:=[.C26]-[.D26]" office:value-type="float" office:value="31.58" calcext:value-type="float">
            <text:p>31.58</text:p>
          </table:table-cell>
        </table:table-row>
        <table:table-row table:style-name="ro1">
          <table:table-cell office:value-type="float" office:value="29.152" calcext:value-type="float">
            <text:p>29.152</text:p>
          </table:table-cell>
          <table:table-cell office:value-type="string" calcext:value-type="string">
            <text:p>REL_HEADING</text:p>
          </table:table-cell>
          <table:table-cell office:value-type="float" office:value="159.01" calcext:value-type="float">
            <text:p>159.01</text:p>
          </table:table-cell>
          <table:table-cell office:value-type="float" office:value="135" calcext:value-type="float">
            <text:p>135</text:p>
          </table:table-cell>
          <table:table-cell table:formula="of:=[.C27]-[.D27]" office:value-type="float" office:value="24.01" calcext:value-type="float">
            <text:p>24.01</text:p>
          </table:table-cell>
        </table:table-row>
        <table:table-row table:style-name="ro1">
          <table:table-cell office:value-type="float" office:value="30.153" calcext:value-type="float">
            <text:p>30.153</text:p>
          </table:table-cell>
          <table:table-cell office:value-type="string" calcext:value-type="string">
            <text:p>REL_HEADING</text:p>
          </table:table-cell>
          <table:table-cell office:value-type="float" office:value="161.77" calcext:value-type="float">
            <text:p>161.77</text:p>
          </table:table-cell>
          <table:table-cell office:value-type="float" office:value="135" calcext:value-type="float">
            <text:p>135</text:p>
          </table:table-cell>
          <table:table-cell table:formula="of:=[.C28]-[.D28]" office:value-type="float" office:value="26.77" calcext:value-type="float">
            <text:p>26.77</text:p>
          </table:table-cell>
        </table:table-row>
        <table:table-row table:style-name="ro1">
          <table:table-cell office:value-type="float" office:value="31.154" calcext:value-type="float">
            <text:p>31.154</text:p>
          </table:table-cell>
          <table:table-cell office:value-type="string" calcext:value-type="string">
            <text:p>REL_HEADING</text:p>
          </table:table-cell>
          <table:table-cell office:value-type="float" office:value="161.31" calcext:value-type="float">
            <text:p>161.31</text:p>
          </table:table-cell>
          <table:table-cell office:value-type="float" office:value="135" calcext:value-type="float">
            <text:p>135</text:p>
          </table:table-cell>
          <table:table-cell table:formula="of:=[.C29]-[.D29]" office:value-type="float" office:value="26.31" calcext:value-type="float">
            <text:p>26.31</text:p>
          </table:table-cell>
        </table:table-row>
        <table:table-row table:style-name="ro1">
          <table:table-cell office:value-type="float" office:value="32.157" calcext:value-type="float">
            <text:p>32.157</text:p>
          </table:table-cell>
          <table:table-cell office:value-type="string" calcext:value-type="string">
            <text:p>REL_HEADING</text:p>
          </table:table-cell>
          <table:table-cell office:value-type="float" office:value="160.2" calcext:value-type="float">
            <text:p>160.2</text:p>
          </table:table-cell>
          <table:table-cell table:number-columns-repeated="2"/>
        </table:table-row>
        <table:table-row table:style-name="ro1">
          <table:table-cell office:value-type="float" office:value="33.156" calcext:value-type="float">
            <text:p>33.156</text:p>
          </table:table-cell>
          <table:table-cell office:value-type="string" calcext:value-type="string">
            <text:p>REL_HEADING</text:p>
          </table:table-cell>
          <table:table-cell office:value-type="float" office:value="159.76" calcext:value-type="float">
            <text:p>159.76</text:p>
          </table:table-cell>
          <table:table-cell table:number-columns-repeated="2"/>
        </table:table-row>
        <table:table-row table:style-name="ro1">
          <table:table-cell office:value-type="float" office:value="34.156" calcext:value-type="float">
            <text:p>34.156</text:p>
          </table:table-cell>
          <table:table-cell office:value-type="string" calcext:value-type="string">
            <text:p>REL_HEADING</text:p>
          </table:table-cell>
          <table:table-cell office:value-type="float" office:value="154.95" calcext:value-type="float">
            <text:p>154.95</text:p>
          </table:table-cell>
          <table:table-cell table:number-columns-repeated="2"/>
        </table:table-row>
        <table:table-row table:style-name="ro1">
          <table:table-cell office:value-type="float" office:value="35.157" calcext:value-type="float">
            <text:p>35.157</text:p>
          </table:table-cell>
          <table:table-cell office:value-type="string" calcext:value-type="string">
            <text:p>REL_HEADING</text:p>
          </table:table-cell>
          <table:table-cell office:value-type="float" office:value="145.85" calcext:value-type="float">
            <text:p>145.85</text:p>
          </table:table-cell>
          <table:table-cell table:number-columns-repeated="2"/>
        </table:table-row>
        <table:table-row table:style-name="ro1">
          <table:table-cell office:value-type="float" office:value="36.158" calcext:value-type="float">
            <text:p>36.158</text:p>
          </table:table-cell>
          <table:table-cell office:value-type="string" calcext:value-type="string">
            <text:p>REL_HEADING</text:p>
          </table:table-cell>
          <table:table-cell office:value-type="float" office:value="137.86" calcext:value-type="float">
            <text:p>137.86</text:p>
          </table:table-cell>
          <table:table-cell table:number-columns-repeated="2"/>
        </table:table-row>
        <table:table-row table:style-name="ro1">
          <table:table-cell office:value-type="float" office:value="37.161" calcext:value-type="float">
            <text:p>37.161</text:p>
          </table:table-cell>
          <table:table-cell office:value-type="string" calcext:value-type="string">
            <text:p>REL_HEADING</text:p>
          </table:table-cell>
          <table:table-cell office:value-type="float" office:value="131.56" calcext:value-type="float">
            <text:p>131.56</text:p>
          </table:table-cell>
          <table:table-cell table:number-columns-repeated="2"/>
        </table:table-row>
        <table:table-row table:style-name="ro1">
          <table:table-cell office:value-type="float" office:value="38.159" calcext:value-type="float">
            <text:p>38.159</text:p>
          </table:table-cell>
          <table:table-cell office:value-type="string" calcext:value-type="string">
            <text:p>REL_HEADING</text:p>
          </table:table-cell>
          <table:table-cell office:value-type="float" office:value="125.57" calcext:value-type="float">
            <text:p>125.57</text:p>
          </table:table-cell>
          <table:table-cell table:number-columns-repeated="2"/>
        </table:table-row>
        <table:table-row table:style-name="ro1">
          <table:table-cell office:value-type="float" office:value="39.16" calcext:value-type="float">
            <text:p>39.16</text:p>
          </table:table-cell>
          <table:table-cell office:value-type="string" calcext:value-type="string">
            <text:p>REL_HEADING</text:p>
          </table:table-cell>
          <table:table-cell office:value-type="float" office:value="119.84" calcext:value-type="float">
            <text:p>119.84</text:p>
          </table:table-cell>
          <table:table-cell table:number-columns-repeated="2"/>
        </table:table-row>
        <table:table-row table:style-name="ro1">
          <table:table-cell office:value-type="float" office:value="40.16" calcext:value-type="float">
            <text:p>40.16</text:p>
          </table:table-cell>
          <table:table-cell office:value-type="string" calcext:value-type="string">
            <text:p>REL_HEADING</text:p>
          </table:table-cell>
          <table:table-cell office:value-type="float" office:value="121.1" calcext:value-type="float">
            <text:p>121.1</text:p>
          </table:table-cell>
          <table:table-cell table:number-columns-repeated="2"/>
        </table:table-row>
        <table:table-row table:style-name="ro1">
          <table:table-cell office:value-type="float" office:value="41.162" calcext:value-type="float">
            <text:p>41.162</text:p>
          </table:table-cell>
          <table:table-cell office:value-type="string" calcext:value-type="string">
            <text:p>REL_HEADING</text:p>
          </table:table-cell>
          <table:table-cell office:value-type="float" office:value="131.33" calcext:value-type="float">
            <text:p>131.33</text:p>
          </table:table-cell>
          <table:table-cell table:number-columns-repeated="2"/>
        </table:table-row>
        <table:table-row table:style-name="ro1">
          <table:table-cell office:value-type="float" office:value="42.162" calcext:value-type="float">
            <text:p>42.162</text:p>
          </table:table-cell>
          <table:table-cell office:value-type="string" calcext:value-type="string">
            <text:p>REL_HEADING</text:p>
          </table:table-cell>
          <table:table-cell office:value-type="float" office:value="138.92" calcext:value-type="float">
            <text:p>138.92</text:p>
          </table:table-cell>
          <table:table-cell table:number-columns-repeated="2"/>
        </table:table-row>
        <table:table-row table:style-name="ro1">
          <table:table-cell office:value-type="float" office:value="43.163" calcext:value-type="float">
            <text:p>43.163</text:p>
          </table:table-cell>
          <table:table-cell office:value-type="string" calcext:value-type="string">
            <text:p>REL_HEADING</text:p>
          </table:table-cell>
          <table:table-cell office:value-type="float" office:value="142.08" calcext:value-type="float">
            <text:p>142.08</text:p>
          </table:table-cell>
          <table:table-cell table:number-columns-repeated="2"/>
        </table:table-row>
        <table:table-row table:style-name="ro1">
          <table:table-cell office:value-type="float" office:value="44.164" calcext:value-type="float">
            <text:p>44.164</text:p>
          </table:table-cell>
          <table:table-cell office:value-type="string" calcext:value-type="string">
            <text:p>REL_HEADING</text:p>
          </table:table-cell>
          <table:table-cell office:value-type="float" office:value="148.52" calcext:value-type="float">
            <text:p>148.52</text:p>
          </table:table-cell>
          <table:table-cell table:number-columns-repeated="2"/>
        </table:table-row>
        <table:table-row table:style-name="ro1">
          <table:table-cell office:value-type="float" office:value="45.164" calcext:value-type="float">
            <text:p>45.164</text:p>
          </table:table-cell>
          <table:table-cell office:value-type="string" calcext:value-type="string">
            <text:p>REL_HEADING</text:p>
          </table:table-cell>
          <table:table-cell office:value-type="float" office:value="140.36" calcext:value-type="float">
            <text:p>140.36</text:p>
          </table:table-cell>
          <table:table-cell table:number-columns-repeated="2"/>
        </table:table-row>
        <table:table-row table:style-name="ro1">
          <table:table-cell office:value-type="float" office:value="46.166" calcext:value-type="float">
            <text:p>46.166</text:p>
          </table:table-cell>
          <table:table-cell office:value-type="string" calcext:value-type="string">
            <text:p>REL_HEADING</text:p>
          </table:table-cell>
          <table:table-cell office:value-type="float" office:value="140.83" calcext:value-type="float">
            <text:p>140.83</text:p>
          </table:table-cell>
          <table:table-cell table:number-columns-repeated="2"/>
        </table:table-row>
        <table:table-row table:style-name="ro1">
          <table:table-cell office:value-type="float" office:value="47.167" calcext:value-type="float">
            <text:p>47.167</text:p>
          </table:table-cell>
          <table:table-cell office:value-type="string" calcext:value-type="string">
            <text:p>REL_HEADING</text:p>
          </table:table-cell>
          <table:table-cell office:value-type="float" office:value="139.62" calcext:value-type="float">
            <text:p>139.62</text:p>
          </table:table-cell>
          <table:table-cell table:number-columns-repeated="2"/>
        </table:table-row>
        <table:table-row table:style-name="ro1">
          <table:table-cell office:value-type="float" office:value="48.167" calcext:value-type="float">
            <text:p>48.167</text:p>
          </table:table-cell>
          <table:table-cell office:value-type="string" calcext:value-type="string">
            <text:p>REL_HEADING</text:p>
          </table:table-cell>
          <table:table-cell office:value-type="float" office:value="142.69" calcext:value-type="float">
            <text:p>142.69</text:p>
          </table:table-cell>
          <table:table-cell table:number-columns-repeated="2"/>
        </table:table-row>
        <table:table-row table:style-name="ro1">
          <table:table-cell office:value-type="float" office:value="49.17" calcext:value-type="float">
            <text:p>49.17</text:p>
          </table:table-cell>
          <table:table-cell office:value-type="string" calcext:value-type="string">
            <text:p>REL_HEADING</text:p>
          </table:table-cell>
          <table:table-cell office:value-type="float" office:value="143.7" calcext:value-type="float">
            <text:p>143.7</text:p>
          </table:table-cell>
          <table:table-cell table:number-columns-repeated="2"/>
        </table:table-row>
        <table:table-row table:style-name="ro1">
          <table:table-cell office:value-type="float" office:value="50.169" calcext:value-type="float">
            <text:p>50.169</text:p>
          </table:table-cell>
          <table:table-cell office:value-type="string" calcext:value-type="string">
            <text:p>REL_HEADING</text:p>
          </table:table-cell>
          <table:table-cell office:value-type="float" office:value="144.97" calcext:value-type="float">
            <text:p>144.97</text:p>
          </table:table-cell>
          <table:table-cell table:number-columns-repeated="2"/>
        </table:table-row>
        <table:table-row table:style-name="ro1">
          <table:table-cell office:value-type="float" office:value="51.169" calcext:value-type="float">
            <text:p>51.169</text:p>
          </table:table-cell>
          <table:table-cell office:value-type="string" calcext:value-type="string">
            <text:p>REL_HEADING</text:p>
          </table:table-cell>
          <table:table-cell office:value-type="float" office:value="149.36" calcext:value-type="float">
            <text:p>149.36</text:p>
          </table:table-cell>
          <table:table-cell table:number-columns-repeated="2"/>
        </table:table-row>
        <table:table-row table:style-name="ro1">
          <table:table-cell office:value-type="float" office:value="52.169" calcext:value-type="float">
            <text:p>52.169</text:p>
          </table:table-cell>
          <table:table-cell office:value-type="string" calcext:value-type="string">
            <text:p>REL_HEADING</text:p>
          </table:table-cell>
          <table:table-cell office:value-type="float" office:value="151.8" calcext:value-type="float">
            <text:p>151.8</text:p>
          </table:table-cell>
          <table:table-cell table:number-columns-repeated="2"/>
        </table:table-row>
        <table:table-row table:style-name="ro1">
          <table:table-cell office:value-type="float" office:value="53.17" calcext:value-type="float">
            <text:p>53.17</text:p>
          </table:table-cell>
          <table:table-cell office:value-type="string" calcext:value-type="string">
            <text:p>REL_HEADING</text:p>
          </table:table-cell>
          <table:table-cell office:value-type="float" office:value="153.96" calcext:value-type="float">
            <text:p>153.96</text:p>
          </table:table-cell>
          <table:table-cell table:number-columns-repeated="2"/>
        </table:table-row>
        <table:table-row table:style-name="ro1">
          <table:table-cell office:value-type="float" office:value="54.171" calcext:value-type="float">
            <text:p>54.171</text:p>
          </table:table-cell>
          <table:table-cell office:value-type="string" calcext:value-type="string">
            <text:p>REL_HEADING</text:p>
          </table:table-cell>
          <table:table-cell office:value-type="float" office:value="156.22" calcext:value-type="float">
            <text:p>156.22</text:p>
          </table:table-cell>
          <table:table-cell table:number-columns-repeated="2"/>
        </table:table-row>
        <table:table-row table:style-name="ro1">
          <table:table-cell office:value-type="float" office:value="55.171" calcext:value-type="float">
            <text:p>55.171</text:p>
          </table:table-cell>
          <table:table-cell office:value-type="string" calcext:value-type="string">
            <text:p>REL_HEADING</text:p>
          </table:table-cell>
          <table:table-cell office:value-type="float" office:value="156.39" calcext:value-type="float">
            <text:p>156.39</text:p>
          </table:table-cell>
          <table:table-cell table:number-columns-repeated="2"/>
        </table:table-row>
        <table:table-row table:style-name="ro1">
          <table:table-cell office:value-type="float" office:value="56.172" calcext:value-type="float">
            <text:p>56.172</text:p>
          </table:table-cell>
          <table:table-cell office:value-type="string" calcext:value-type="string">
            <text:p>REL_HEADING</text:p>
          </table:table-cell>
          <table:table-cell office:value-type="float" office:value="155.47" calcext:value-type="float">
            <text:p>155.47</text:p>
          </table:table-cell>
          <table:table-cell table:number-columns-repeated="2"/>
        </table:table-row>
        <table:table-row table:style-name="ro1">
          <table:table-cell office:value-type="float" office:value="57.172" calcext:value-type="float">
            <text:p>57.172</text:p>
          </table:table-cell>
          <table:table-cell office:value-type="string" calcext:value-type="string">
            <text:p>REL_HEADING</text:p>
          </table:table-cell>
          <table:table-cell office:value-type="float" office:value="155.65" calcext:value-type="float">
            <text:p>155.65</text:p>
          </table:table-cell>
          <table:table-cell table:number-columns-repeated="2"/>
        </table:table-row>
        <table:table-row table:style-name="ro1">
          <table:table-cell office:value-type="float" office:value="58.173" calcext:value-type="float">
            <text:p>58.173</text:p>
          </table:table-cell>
          <table:table-cell office:value-type="string" calcext:value-type="string">
            <text:p>REL_HEADING</text:p>
          </table:table-cell>
          <table:table-cell office:value-type="float" office:value="155.36" calcext:value-type="float">
            <text:p>155.36</text:p>
          </table:table-cell>
          <table:table-cell table:number-columns-repeated="2"/>
        </table:table-row>
        <table:table-row table:style-name="ro1">
          <table:table-cell office:value-type="float" office:value="59.173" calcext:value-type="float">
            <text:p>59.173</text:p>
          </table:table-cell>
          <table:table-cell office:value-type="string" calcext:value-type="string">
            <text:p>REL_HEADING</text:p>
          </table:table-cell>
          <table:table-cell office:value-type="float" office:value="155.2" calcext:value-type="float">
            <text:p>155.2</text:p>
          </table:table-cell>
          <table:table-cell table:number-columns-repeated="2"/>
        </table:table-row>
        <table:table-row table:style-name="ro1">
          <table:table-cell office:value-type="float" office:value="60.175" calcext:value-type="float">
            <text:p>60.175</text:p>
          </table:table-cell>
          <table:table-cell office:value-type="string" calcext:value-type="string">
            <text:p>REL_HEADING</text:p>
          </table:table-cell>
          <table:table-cell office:value-type="float" office:value="154.89" calcext:value-type="float">
            <text:p>154.89</text:p>
          </table:table-cell>
          <table:table-cell table:number-columns-repeated="2"/>
        </table:table-row>
        <table:table-row table:style-name="ro1">
          <table:table-cell office:value-type="float" office:value="61.175" calcext:value-type="float">
            <text:p>61.175</text:p>
          </table:table-cell>
          <table:table-cell office:value-type="string" calcext:value-type="string">
            <text:p>REL_HEADING</text:p>
          </table:table-cell>
          <table:table-cell office:value-type="float" office:value="155.99" calcext:value-type="float">
            <text:p>155.99</text:p>
          </table:table-cell>
          <table:table-cell table:number-columns-repeated="2"/>
        </table:table-row>
        <table:table-row table:style-name="ro1">
          <table:table-cell office:value-type="float" office:value="62.175" calcext:value-type="float">
            <text:p>62.175</text:p>
          </table:table-cell>
          <table:table-cell office:value-type="string" calcext:value-type="string">
            <text:p>REL_HEADING</text:p>
          </table:table-cell>
          <table:table-cell office:value-type="float" office:value="157.15" calcext:value-type="float">
            <text:p>157.15</text:p>
          </table:table-cell>
          <table:table-cell table:number-columns-repeated="2"/>
        </table:table-row>
        <table:table-row table:style-name="ro1">
          <table:table-cell office:value-type="float" office:value="63.175" calcext:value-type="float">
            <text:p>63.175</text:p>
          </table:table-cell>
          <table:table-cell office:value-type="string" calcext:value-type="string">
            <text:p>REL_HEADING</text:p>
          </table:table-cell>
          <table:table-cell office:value-type="float" office:value="158.12" calcext:value-type="float">
            <text:p>158.12</text:p>
          </table:table-cell>
          <table:table-cell table:number-columns-repeated="2"/>
        </table:table-row>
        <table:table-row table:style-name="ro1">
          <table:table-cell office:value-type="float" office:value="64.175" calcext:value-type="float">
            <text:p>64.175</text:p>
          </table:table-cell>
          <table:table-cell office:value-type="string" calcext:value-type="string">
            <text:p>REL_HEADING</text:p>
          </table:table-cell>
          <table:table-cell office:value-type="float" office:value="159.37" calcext:value-type="float">
            <text:p>159.37</text:p>
          </table:table-cell>
          <table:table-cell table:number-columns-repeated="2"/>
        </table:table-row>
        <table:table-row table:style-name="ro1">
          <table:table-cell office:value-type="float" office:value="65.177" calcext:value-type="float">
            <text:p>65.177</text:p>
          </table:table-cell>
          <table:table-cell office:value-type="string" calcext:value-type="string">
            <text:p>REL_HEADING</text:p>
          </table:table-cell>
          <table:table-cell office:value-type="float" office:value="159.83" calcext:value-type="float">
            <text:p>159.83</text:p>
          </table:table-cell>
          <table:table-cell table:number-columns-repeated="2"/>
        </table:table-row>
        <table:table-row table:style-name="ro1">
          <table:table-cell office:value-type="float" office:value="66.178" calcext:value-type="float">
            <text:p>66.178</text:p>
          </table:table-cell>
          <table:table-cell office:value-type="string" calcext:value-type="string">
            <text:p>REL_HEADING</text:p>
          </table:table-cell>
          <table:table-cell office:value-type="float" office:value="170.67" calcext:value-type="float">
            <text:p>170.67</text:p>
          </table:table-cell>
          <table:table-cell table:number-columns-repeated="2"/>
        </table:table-row>
        <table:table-row table:style-name="ro1">
          <table:table-cell office:value-type="float" office:value="67.179" calcext:value-type="float">
            <text:p>67.179</text:p>
          </table:table-cell>
          <table:table-cell office:value-type="string" calcext:value-type="string">
            <text:p>REL_HEADING</text:p>
          </table:table-cell>
          <table:table-cell office:value-type="float" office:value="165.68" calcext:value-type="float">
            <text:p>165.68</text:p>
          </table:table-cell>
          <table:table-cell table:number-columns-repeated="2"/>
        </table:table-row>
        <table:table-row table:style-name="ro1">
          <table:table-cell office:value-type="float" office:value="68.18" calcext:value-type="float">
            <text:p>68.18</text:p>
          </table:table-cell>
          <table:table-cell office:value-type="string" calcext:value-type="string">
            <text:p>REL_HEADING</text:p>
          </table:table-cell>
          <table:table-cell office:value-type="float" office:value="165.39" calcext:value-type="float">
            <text:p>165.39</text:p>
          </table:table-cell>
          <table:table-cell table:number-columns-repeated="2"/>
        </table:table-row>
        <table:table-row table:style-name="ro1">
          <table:table-cell office:value-type="float" office:value="69.183" calcext:value-type="float">
            <text:p>69.183</text:p>
          </table:table-cell>
          <table:table-cell office:value-type="string" calcext:value-type="string">
            <text:p>REL_HEADING</text:p>
          </table:table-cell>
          <table:table-cell office:value-type="float" office:value="163.25" calcext:value-type="float">
            <text:p>163.25</text:p>
          </table:table-cell>
          <table:table-cell table:number-columns-repeated="2"/>
        </table:table-row>
        <table:table-row table:style-name="ro1">
          <table:table-cell office:value-type="float" office:value="70.181" calcext:value-type="float">
            <text:p>70.181</text:p>
          </table:table-cell>
          <table:table-cell office:value-type="string" calcext:value-type="string">
            <text:p>REL_HEADING</text:p>
          </table:table-cell>
          <table:table-cell office:value-type="float" office:value="162.11" calcext:value-type="float">
            <text:p>162.11</text:p>
          </table:table-cell>
          <table:table-cell table:number-columns-repeated="2"/>
        </table:table-row>
        <table:table-row table:style-name="ro1">
          <table:table-cell office:value-type="float" office:value="71.182" calcext:value-type="float">
            <text:p>71.182</text:p>
          </table:table-cell>
          <table:table-cell office:value-type="string" calcext:value-type="string">
            <text:p>REL_HEADING</text:p>
          </table:table-cell>
          <table:table-cell office:value-type="float" office:value="161.93" calcext:value-type="float">
            <text:p>161.93</text:p>
          </table:table-cell>
          <table:table-cell table:number-columns-repeated="2"/>
        </table:table-row>
        <table:table-row table:style-name="ro1">
          <table:table-cell office:value-type="float" office:value="72.182" calcext:value-type="float">
            <text:p>72.182</text:p>
          </table:table-cell>
          <table:table-cell office:value-type="string" calcext:value-type="string">
            <text:p>REL_HEADING</text:p>
          </table:table-cell>
          <table:table-cell office:value-type="float" office:value="161.85" calcext:value-type="float">
            <text:p>161.85</text:p>
          </table:table-cell>
          <table:table-cell table:number-columns-repeated="2"/>
        </table:table-row>
        <table:table-row table:style-name="ro1">
          <table:table-cell office:value-type="float" office:value="73.183" calcext:value-type="float">
            <text:p>73.183</text:p>
          </table:table-cell>
          <table:table-cell office:value-type="string" calcext:value-type="string">
            <text:p>REL_HEADING</text:p>
          </table:table-cell>
          <table:table-cell office:value-type="float" office:value="161.38" calcext:value-type="float">
            <text:p>161.38</text:p>
          </table:table-cell>
          <table:table-cell table:number-columns-repeated="2"/>
        </table:table-row>
        <table:table-row table:style-name="ro1">
          <table:table-cell office:value-type="float" office:value="74.184" calcext:value-type="float">
            <text:p>74.184</text:p>
          </table:table-cell>
          <table:table-cell office:value-type="string" calcext:value-type="string">
            <text:p>REL_HEADING</text:p>
          </table:table-cell>
          <table:table-cell office:value-type="float" office:value="161.64" calcext:value-type="float">
            <text:p>161.64</text:p>
          </table:table-cell>
          <table:table-cell table:number-columns-repeated="2"/>
        </table:table-row>
        <table:table-row table:style-name="ro1">
          <table:table-cell office:value-type="float" office:value="75.184" calcext:value-type="float">
            <text:p>75.184</text:p>
          </table:table-cell>
          <table:table-cell office:value-type="string" calcext:value-type="string">
            <text:p>REL_HEADING</text:p>
          </table:table-cell>
          <table:table-cell office:value-type="float" office:value="161.59" calcext:value-type="float">
            <text:p>161.59</text:p>
          </table:table-cell>
          <table:table-cell table:number-columns-repeated="2"/>
        </table:table-row>
        <table:table-row table:style-name="ro1">
          <table:table-cell office:value-type="float" office:value="76.185" calcext:value-type="float">
            <text:p>76.185</text:p>
          </table:table-cell>
          <table:table-cell office:value-type="string" calcext:value-type="string">
            <text:p>REL_HEADING</text:p>
          </table:table-cell>
          <table:table-cell office:value-type="float" office:value="161.18" calcext:value-type="float">
            <text:p>161.18</text:p>
          </table:table-cell>
          <table:table-cell table:number-columns-repeated="2"/>
        </table:table-row>
        <table:table-row table:style-name="ro1">
          <table:table-cell office:value-type="float" office:value="77.185" calcext:value-type="float">
            <text:p>77.185</text:p>
          </table:table-cell>
          <table:table-cell office:value-type="string" calcext:value-type="string">
            <text:p>REL_HEADING</text:p>
          </table:table-cell>
          <table:table-cell office:value-type="float" office:value="159.97" calcext:value-type="float">
            <text:p>159.97</text:p>
          </table:table-cell>
          <table:table-cell table:number-columns-repeated="2"/>
        </table:table-row>
        <table:table-row table:style-name="ro1">
          <table:table-cell office:value-type="float" office:value="78.186" calcext:value-type="float">
            <text:p>78.186</text:p>
          </table:table-cell>
          <table:table-cell office:value-type="string" calcext:value-type="string">
            <text:p>REL_HEADING</text:p>
          </table:table-cell>
          <table:table-cell office:value-type="float" office:value="159.21" calcext:value-type="float">
            <text:p>159.21</text:p>
          </table:table-cell>
          <table:table-cell table:number-columns-repeated="2"/>
        </table:table-row>
        <table:table-row table:style-name="ro1">
          <table:table-cell office:value-type="float" office:value="79.187" calcext:value-type="float">
            <text:p>79.187</text:p>
          </table:table-cell>
          <table:table-cell office:value-type="string" calcext:value-type="string">
            <text:p>REL_HEADING</text:p>
          </table:table-cell>
          <table:table-cell office:value-type="float" office:value="158.4" calcext:value-type="float">
            <text:p>158.4</text:p>
          </table:table-cell>
          <table:table-cell table:number-columns-repeated="2"/>
        </table:table-row>
        <table:table-row table:style-name="ro1">
          <table:table-cell office:value-type="float" office:value="80.187" calcext:value-type="float">
            <text:p>80.187</text:p>
          </table:table-cell>
          <table:table-cell office:value-type="string" calcext:value-type="string">
            <text:p>REL_HEADING</text:p>
          </table:table-cell>
          <table:table-cell office:value-type="float" office:value="158.12" calcext:value-type="float">
            <text:p>158.12</text:p>
          </table:table-cell>
          <table:table-cell table:number-columns-repeated="2"/>
        </table:table-row>
        <table:table-row table:style-name="ro1">
          <table:table-cell office:value-type="float" office:value="81.188" calcext:value-type="float">
            <text:p>81.188</text:p>
          </table:table-cell>
          <table:table-cell office:value-type="string" calcext:value-type="string">
            <text:p>REL_HEADING</text:p>
          </table:table-cell>
          <table:table-cell office:value-type="float" office:value="157.17" calcext:value-type="float">
            <text:p>157.17</text:p>
          </table:table-cell>
          <table:table-cell table:number-columns-repeated="2"/>
        </table:table-row>
        <table:table-row table:style-name="ro1">
          <table:table-cell office:value-type="float" office:value="82.188" calcext:value-type="float">
            <text:p>82.188</text:p>
          </table:table-cell>
          <table:table-cell office:value-type="string" calcext:value-type="string">
            <text:p>REL_HEADING</text:p>
          </table:table-cell>
          <table:table-cell office:value-type="float" office:value="158.06" calcext:value-type="float">
            <text:p>158.06</text:p>
          </table:table-cell>
          <table:table-cell table:number-columns-repeated="2"/>
        </table:table-row>
        <table:table-row table:style-name="ro1">
          <table:table-cell office:value-type="float" office:value="83.188" calcext:value-type="float">
            <text:p>83.188</text:p>
          </table:table-cell>
          <table:table-cell office:value-type="string" calcext:value-type="string">
            <text:p>REL_HEADING</text:p>
          </table:table-cell>
          <table:table-cell office:value-type="float" office:value="158.09" calcext:value-type="float">
            <text:p>158.09</text:p>
          </table:table-cell>
          <table:table-cell table:number-columns-repeated="2"/>
        </table:table-row>
        <table:table-row table:style-name="ro1">
          <table:table-cell office:value-type="float" office:value="84.19" calcext:value-type="float">
            <text:p>84.19</text:p>
          </table:table-cell>
          <table:table-cell office:value-type="string" calcext:value-type="string">
            <text:p>REL_HEADING</text:p>
          </table:table-cell>
          <table:table-cell office:value-type="float" office:value="158.63" calcext:value-type="float">
            <text:p>158.63</text:p>
          </table:table-cell>
          <table:table-cell table:number-columns-repeated="2"/>
        </table:table-row>
      </table:table>
      <table:table table:name="Range-Freq" table:style-name="ta1">
        <table:table-column table:style-name="co1" table:number-columns-repeated="6" table:default-cell-style-name="Default"/>
        <table:table-row table:style-name="ro1">
          <table:table-cell office:value-type="float" office:value="15.745" calcext:value-type="float">
            <text:p>15.745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6.749" calcext:value-type="float">
            <text:p>16.749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]-[.C1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7.751" calcext:value-type="float">
            <text:p>17.75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3]-[.C2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8.754" calcext:value-type="float">
            <text:p>18.754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4]-[.C3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19.751" calcext:value-type="float">
            <text:p>19.75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5]-[.C4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0.889" calcext:value-type="float">
            <text:p>20.889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6]-[.C5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1.758" calcext:value-type="float">
            <text:p>21.758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7]-[.C6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8]-[.C7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3.759" calcext:value-type="float">
            <text:p>23.759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9]-[.C8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4.761" calcext:value-type="float">
            <text:p>24.76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0]-[.C9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5.761" calcext:value-type="float">
            <text:p>25.76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1]-[.C10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6.762" calcext:value-type="float">
            <text:p>26.762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2]-[.C11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7.762" calcext:value-type="float">
            <text:p>27.762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3]-[.C12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8.764" calcext:value-type="float">
            <text:p>28.764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4]-[.C13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9.764" calcext:value-type="float">
            <text:p>29.764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5]-[.C14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0.764" calcext:value-type="float">
            <text:p>30.764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6]-[.C15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1.765" calcext:value-type="float">
            <text:p>31.765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7]-[.C16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2.766" calcext:value-type="float">
            <text:p>32.766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8]-[.C17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3.767" calcext:value-type="float">
            <text:p>33.767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19]-[.C18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4.768" calcext:value-type="float">
            <text:p>34.768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0]-[.C19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5.771" calcext:value-type="float">
            <text:p>35.77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1]-[.C20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6.771" calcext:value-type="float">
            <text:p>36.77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2]-[.C21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7.771" calcext:value-type="float">
            <text:p>37.771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3]-[.C22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8.773" calcext:value-type="float">
            <text:p>38.773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4]-[.C23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39.773" calcext:value-type="float">
            <text:p>39.773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5]-[.C24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0.775" calcext:value-type="float">
            <text:p>40.775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6]-[.C25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1.776" calcext:value-type="float">
            <text:p>41.776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7]-[.C26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2.775" calcext:value-type="float">
            <text:p>42.775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8]-[.C27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42.778" calcext:value-type="float">
            <text:p>42.778</text:p>
          </table:table-cell>
          <table:table-cell office:value-type="string" calcext:value-type="string">
            <text:p>RANGE</text:p>
          </table:table-cell>
          <table:table-cell office:value-type="float" office:value="80" calcext:value-type="float">
            <text:p>80</text:p>
          </table:table-cell>
          <table:table-cell table:formula="of:=[.C29]-[.C28]" office:value-type="float" office:value="0" calcext:value-type="float">
            <text:p>0</text:p>
          </table:table-cell>
          <table:table-cell office:value-type="string" calcext:value-type="string">
            <text:p>FREQUENCY_ANSWER_GILDA</text:p>
          </table:table-cell>
          <table:table-cell office:value-type="float" office:value="24978.65798" calcext:value-type="float">
            <text:p>24978.65798</text:p>
          </table:table-cell>
        </table:table-row>
        <table:table-row table:style-name="ro1">
          <table:table-cell office:value-type="float" office:value="43.779" calcext:value-type="float">
            <text:p>43.779</text:p>
          </table:table-cell>
          <table:table-cell office:value-type="string" calcext:value-type="string">
            <text:p>RANGE</text:p>
          </table:table-cell>
          <table:table-cell office:value-type="float" office:value="79.90005" calcext:value-type="float">
            <text:p>79.90005</text:p>
          </table:table-cell>
          <table:table-cell table:formula="of:=[.C30]-[.C29]" office:value-type="float" office:value="-0.0999500000000069" calcext:value-type="float">
            <text:p>-0.09995</text:p>
          </table:table-cell>
          <table:table-cell office:value-type="string" calcext:value-type="string">
            <text:p>FREQUENCY_ANSWER_GILDA</text:p>
          </table:table-cell>
          <table:table-cell office:value-type="float" office:value="25007.63563" calcext:value-type="float">
            <text:p>25007.63563</text:p>
          </table:table-cell>
        </table:table-row>
        <table:table-row table:style-name="ro1">
          <table:table-cell office:value-type="float" office:value="44.779" calcext:value-type="float">
            <text:p>44.779</text:p>
          </table:table-cell>
          <table:table-cell office:value-type="string" calcext:value-type="string">
            <text:p>RANGE</text:p>
          </table:table-cell>
          <table:table-cell office:value-type="float" office:value="79.82068" calcext:value-type="float">
            <text:p>79.82068</text:p>
          </table:table-cell>
          <table:table-cell table:formula="of:=[.C31]-[.C30]" office:value-type="float" office:value="-0.0793699999999973" calcext:value-type="float">
            <text:p>-0.07937</text:p>
          </table:table-cell>
          <table:table-cell office:value-type="string" calcext:value-type="string">
            <text:p>FREQUENCY_ANSWER_GILDA</text:p>
          </table:table-cell>
          <table:table-cell office:value-type="float" office:value="25004.7729" calcext:value-type="float">
            <text:p>25004.7729</text:p>
          </table:table-cell>
        </table:table-row>
        <table:table-row table:style-name="ro1">
          <table:table-cell office:value-type="float" office:value="45.785" calcext:value-type="float">
            <text:p>45.785</text:p>
          </table:table-cell>
          <table:table-cell office:value-type="string" calcext:value-type="string">
            <text:p>RANGE</text:p>
          </table:table-cell>
          <table:table-cell office:value-type="float" office:value="79.23003" calcext:value-type="float">
            <text:p>79.23003</text:p>
          </table:table-cell>
          <table:table-cell table:formula="of:=[.C32]-[.C31]" office:value-type="float" office:value="-0.590649999999997" calcext:value-type="float">
            <text:p>-0.59065</text:p>
          </table:table-cell>
          <table:table-cell office:value-type="string" calcext:value-type="string">
            <text:p>FREQUENCY_ANSWER_GILDA</text:p>
          </table:table-cell>
          <table:table-cell office:value-type="float" office:value="25001.02063" calcext:value-type="float">
            <text:p>25001.02063</text:p>
          </table:table-cell>
        </table:table-row>
        <table:table-row table:style-name="ro1">
          <table:table-cell office:value-type="float" office:value="46.785" calcext:value-type="float">
            <text:p>46.785</text:p>
          </table:table-cell>
          <table:table-cell office:value-type="string" calcext:value-type="string">
            <text:p>RANGE</text:p>
          </table:table-cell>
          <table:table-cell office:value-type="float" office:value="78.6204" calcext:value-type="float">
            <text:p>78.6204</text:p>
          </table:table-cell>
          <table:table-cell table:formula="of:=[.C33]-[.C32]" office:value-type="float" office:value="-0.609629999999996" calcext:value-type="float">
            <text:p>-0.60963</text:p>
          </table:table-cell>
          <table:table-cell office:value-type="string" calcext:value-type="string">
            <text:p>FREQUENCY_ANSWER_GILDA</text:p>
          </table:table-cell>
          <table:table-cell office:value-type="float" office:value="25020.49506" calcext:value-type="float">
            <text:p>25020.49506</text:p>
          </table:table-cell>
        </table:table-row>
        <table:table-row table:style-name="ro1">
          <table:table-cell office:value-type="float" office:value="47.787" calcext:value-type="float">
            <text:p>47.787</text:p>
          </table:table-cell>
          <table:table-cell office:value-type="string" calcext:value-type="string">
            <text:p>RANGE</text:p>
          </table:table-cell>
          <table:table-cell office:value-type="float" office:value="78.28359" calcext:value-type="float">
            <text:p>78.28359</text:p>
          </table:table-cell>
          <table:table-cell table:formula="of:=[.C34]-[.C33]" office:value-type="float" office:value="-0.33681" calcext:value-type="float">
            <text:p>-0.33681</text:p>
          </table:table-cell>
          <table:table-cell office:value-type="string" calcext:value-type="string">
            <text:p>FREQUENCY_ANSWER_GILDA</text:p>
          </table:table-cell>
          <table:table-cell office:value-type="float" office:value="25005.29875" calcext:value-type="float">
            <text:p>25005.29875</text:p>
          </table:table-cell>
        </table:table-row>
        <table:table-row table:style-name="ro1">
          <table:table-cell office:value-type="float" office:value="48.789" calcext:value-type="float">
            <text:p>48.789</text:p>
          </table:table-cell>
          <table:table-cell office:value-type="string" calcext:value-type="string">
            <text:p>RANGE</text:p>
          </table:table-cell>
          <table:table-cell office:value-type="float" office:value="77.31414" calcext:value-type="float">
            <text:p>77.31414</text:p>
          </table:table-cell>
          <table:table-cell table:formula="of:=[.C35]-[.C34]" office:value-type="float" office:value="-0.969450000000009" calcext:value-type="float">
            <text:p>-0.96945</text:p>
          </table:table-cell>
          <table:table-cell office:value-type="string" calcext:value-type="string">
            <text:p>FREQUENCY_ANSWER_GILDA</text:p>
          </table:table-cell>
          <table:table-cell office:value-type="float" office:value="24999.90565" calcext:value-type="float">
            <text:p>24999.90565</text:p>
          </table:table-cell>
        </table:table-row>
        <table:table-row table:style-name="ro1">
          <table:table-cell office:value-type="float" office:value="49.789" calcext:value-type="float">
            <text:p>49.789</text:p>
          </table:table-cell>
          <table:table-cell office:value-type="string" calcext:value-type="string">
            <text:p>RANGE</text:p>
          </table:table-cell>
          <table:table-cell office:value-type="float" office:value="76.47865" calcext:value-type="float">
            <text:p>76.47865</text:p>
          </table:table-cell>
          <table:table-cell table:formula="of:=[.C36]-[.C35]" office:value-type="float" office:value="-0.835489999999993" calcext:value-type="float">
            <text:p>-0.83549</text:p>
          </table:table-cell>
          <table:table-cell office:value-type="string" calcext:value-type="string">
            <text:p>FREQUENCY_ANSWER_GILDA</text:p>
          </table:table-cell>
          <table:table-cell office:value-type="float" office:value="25006.42081" calcext:value-type="float">
            <text:p>25006.42081</text:p>
          </table:table-cell>
        </table:table-row>
        <table:table-row table:style-name="ro1">
          <table:table-cell office:value-type="float" office:value="50.789" calcext:value-type="float">
            <text:p>50.789</text:p>
          </table:table-cell>
          <table:table-cell office:value-type="string" calcext:value-type="string">
            <text:p>RANGE</text:p>
          </table:table-cell>
          <table:table-cell office:value-type="float" office:value="76.13654" calcext:value-type="float">
            <text:p>76.13654</text:p>
          </table:table-cell>
          <table:table-cell table:formula="of:=[.C37]-[.C36]" office:value-type="float" office:value="-0.342110000000005" calcext:value-type="float">
            <text:p>-0.34211</text:p>
          </table:table-cell>
          <table:table-cell office:value-type="string" calcext:value-type="string">
            <text:p>FREQUENCY_ANSWER_GILDA</text:p>
          </table:table-cell>
          <table:table-cell office:value-type="float" office:value="25005.19808" calcext:value-type="float">
            <text:p>25005.19808</text:p>
          </table:table-cell>
        </table:table-row>
        <table:table-row table:style-name="ro1">
          <table:table-cell office:value-type="float" office:value="51.792" calcext:value-type="float">
            <text:p>51.792</text:p>
          </table:table-cell>
          <table:table-cell office:value-type="string" calcext:value-type="string">
            <text:p>RANGE</text:p>
          </table:table-cell>
          <table:table-cell office:value-type="float" office:value="74.56737" calcext:value-type="float">
            <text:p>74.56737</text:p>
          </table:table-cell>
          <table:table-cell table:formula="of:=[.C38]-[.C37]" office:value-type="float" office:value="-1.56917" calcext:value-type="float">
            <text:p>-1.56917</text:p>
          </table:table-cell>
          <table:table-cell office:value-type="string" calcext:value-type="string">
            <text:p>FREQUENCY_ANSWER_GILDA</text:p>
          </table:table-cell>
          <table:table-cell office:value-type="float" office:value="25003.19042" calcext:value-type="float">
            <text:p>25003.19042</text:p>
          </table:table-cell>
        </table:table-row>
        <table:table-row table:style-name="ro1">
          <table:table-cell office:value-type="float" office:value="52.793" calcext:value-type="float">
            <text:p>52.793</text:p>
          </table:table-cell>
          <table:table-cell office:value-type="string" calcext:value-type="string">
            <text:p>RANGE</text:p>
          </table:table-cell>
          <table:table-cell office:value-type="float" office:value="73.26185" calcext:value-type="float">
            <text:p>73.26185</text:p>
          </table:table-cell>
          <table:table-cell table:formula="of:=[.C39]-[.C38]" office:value-type="float" office:value="-1.30552" calcext:value-type="float">
            <text:p>-1.30552</text:p>
          </table:table-cell>
          <table:table-cell office:value-type="string" calcext:value-type="string">
            <text:p>FREQUENCY_ANSWER_GILDA</text:p>
          </table:table-cell>
          <table:table-cell office:value-type="float" office:value="25027.65083" calcext:value-type="float">
            <text:p>25027.65083</text:p>
          </table:table-cell>
        </table:table-row>
        <table:table-row table:style-name="ro1">
          <table:table-cell office:value-type="float" office:value="53.794" calcext:value-type="float">
            <text:p>53.794</text:p>
          </table:table-cell>
          <table:table-cell office:value-type="string" calcext:value-type="string">
            <text:p>RANGE</text:p>
          </table:table-cell>
          <table:table-cell office:value-type="float" office:value="71.95334" calcext:value-type="float">
            <text:p>71.95334</text:p>
          </table:table-cell>
          <table:table-cell table:formula="of:=[.C40]-[.C39]" office:value-type="float" office:value="-1.30851" calcext:value-type="float">
            <text:p>-1.30851</text:p>
          </table:table-cell>
          <table:table-cell office:value-type="string" calcext:value-type="string">
            <text:p>FREQUENCY_ANSWER_GILDA</text:p>
          </table:table-cell>
          <table:table-cell office:value-type="float" office:value="25007.78672" calcext:value-type="float">
            <text:p>25007.78672</text:p>
          </table:table-cell>
        </table:table-row>
        <table:table-row table:style-name="ro1">
          <table:table-cell office:value-type="float" office:value="54.795" calcext:value-type="float">
            <text:p>54.795</text:p>
          </table:table-cell>
          <table:table-cell office:value-type="string" calcext:value-type="string">
            <text:p>RANGE</text:p>
          </table:table-cell>
          <table:table-cell office:value-type="float" office:value="70.18313" calcext:value-type="float">
            <text:p>70.18313</text:p>
          </table:table-cell>
          <table:table-cell table:formula="of:=[.C41]-[.C40]" office:value-type="float" office:value="-1.77020999999999" calcext:value-type="float">
            <text:p>-1.77021</text:p>
          </table:table-cell>
          <table:table-cell office:value-type="string" calcext:value-type="string">
            <text:p>FREQUENCY_ANSWER_GILDA</text:p>
          </table:table-cell>
          <table:table-cell office:value-type="float" office:value="25023.45936" calcext:value-type="float">
            <text:p>25023.45936</text:p>
          </table:table-cell>
        </table:table-row>
        <table:table-row table:style-name="ro1">
          <table:table-cell office:value-type="float" office:value="55.796" calcext:value-type="float">
            <text:p>55.796</text:p>
          </table:table-cell>
          <table:table-cell office:value-type="string" calcext:value-type="string">
            <text:p>RANGE</text:p>
          </table:table-cell>
          <table:table-cell office:value-type="float" office:value="68.52526" calcext:value-type="float">
            <text:p>68.52526</text:p>
          </table:table-cell>
          <table:table-cell table:formula="of:=[.C42]-[.C41]" office:value-type="float" office:value="-1.65787" calcext:value-type="float">
            <text:p>-1.65787</text:p>
          </table:table-cell>
          <table:table-cell office:value-type="string" calcext:value-type="string">
            <text:p>FREQUENCY_ANSWER_GILDA</text:p>
          </table:table-cell>
          <table:table-cell office:value-type="float" office:value="25013.88599" calcext:value-type="float">
            <text:p>25013.88599</text:p>
          </table:table-cell>
        </table:table-row>
        <table:table-row table:style-name="ro1">
          <table:table-cell office:value-type="float" office:value="56.796" calcext:value-type="float">
            <text:p>56.796</text:p>
          </table:table-cell>
          <table:table-cell office:value-type="string" calcext:value-type="string">
            <text:p>RANGE</text:p>
          </table:table-cell>
          <table:table-cell office:value-type="float" office:value="67.29005" calcext:value-type="float">
            <text:p>67.29005</text:p>
          </table:table-cell>
          <table:table-cell table:formula="of:=[.C43]-[.C42]" office:value-type="float" office:value="-1.23521000000001" calcext:value-type="float">
            <text:p>-1.23521</text:p>
          </table:table-cell>
          <table:table-cell office:value-type="string" calcext:value-type="string">
            <text:p>FREQUENCY_ANSWER_GILDA</text:p>
          </table:table-cell>
          <table:table-cell office:value-type="float" office:value="24997.7791" calcext:value-type="float">
            <text:p>24997.7791</text:p>
          </table:table-cell>
        </table:table-row>
        <table:table-row table:style-name="ro1">
          <table:table-cell office:value-type="float" office:value="57.799" calcext:value-type="float">
            <text:p>57.799</text:p>
          </table:table-cell>
          <table:table-cell office:value-type="string" calcext:value-type="string">
            <text:p>RANGE</text:p>
          </table:table-cell>
          <table:table-cell office:value-type="float" office:value="64.97595" calcext:value-type="float">
            <text:p>64.97595</text:p>
          </table:table-cell>
          <table:table-cell table:formula="of:=[.C44]-[.C43]" office:value-type="float" office:value="-2.3141" calcext:value-type="float">
            <text:p>-2.3141</text:p>
          </table:table-cell>
          <table:table-cell office:value-type="string" calcext:value-type="string">
            <text:p>FREQUENCY_ANSWER_GILDA</text:p>
          </table:table-cell>
          <table:table-cell office:value-type="float" office:value="25031.55881" calcext:value-type="float">
            <text:p>25031.55881</text:p>
          </table:table-cell>
        </table:table-row>
        <table:table-row table:style-name="ro1">
          <table:table-cell office:value-type="float" office:value="58.798" calcext:value-type="float">
            <text:p>58.798</text:p>
          </table:table-cell>
          <table:table-cell office:value-type="string" calcext:value-type="string">
            <text:p>RANGE</text:p>
          </table:table-cell>
          <table:table-cell office:value-type="float" office:value="63.33652" calcext:value-type="float">
            <text:p>63.33652</text:p>
          </table:table-cell>
          <table:table-cell table:formula="of:=[.C45]-[.C44]" office:value-type="float" office:value="-1.63943" calcext:value-type="float">
            <text:p>-1.63943</text:p>
          </table:table-cell>
          <table:table-cell office:value-type="string" calcext:value-type="string">
            <text:p>FREQUENCY_ANSWER_GILDA</text:p>
          </table:table-cell>
          <table:table-cell office:value-type="float" office:value="25009.99654" calcext:value-type="float">
            <text:p>25009.99654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string" calcext:value-type="string">
            <text:p>RANGE</text:p>
          </table:table-cell>
          <table:table-cell office:value-type="float" office:value="61.32657" calcext:value-type="float">
            <text:p>61.32657</text:p>
          </table:table-cell>
          <table:table-cell table:formula="of:=[.C46]-[.C45]" office:value-type="float" office:value="-2.00995" calcext:value-type="float">
            <text:p>-2.00995</text:p>
          </table:table-cell>
          <table:table-cell office:value-type="string" calcext:value-type="string">
            <text:p>FREQUENCY_ANSWER_GILDA</text:p>
          </table:table-cell>
          <table:table-cell office:value-type="float" office:value="25029.41914" calcext:value-type="float">
            <text:p>25029.41914</text:p>
          </table:table-cell>
        </table:table-row>
        <table:table-row table:style-name="ro1">
          <table:table-cell office:value-type="float" office:value="60.802" calcext:value-type="float">
            <text:p>60.802</text:p>
          </table:table-cell>
          <table:table-cell office:value-type="string" calcext:value-type="string">
            <text:p>RANGE</text:p>
          </table:table-cell>
          <table:table-cell office:value-type="float" office:value="60.40728" calcext:value-type="float">
            <text:p>60.40728</text:p>
          </table:table-cell>
          <table:table-cell table:formula="of:=[.C47]-[.C46]" office:value-type="float" office:value="-0.919289999999997" calcext:value-type="float">
            <text:p>-0.91929</text:p>
          </table:table-cell>
          <table:table-cell office:value-type="string" calcext:value-type="string">
            <text:p>FREQUENCY_ANSWER_GILDA</text:p>
          </table:table-cell>
          <table:table-cell office:value-type="float" office:value="25029.25002" calcext:value-type="float">
            <text:p>25029.25002</text:p>
          </table:table-cell>
        </table:table-row>
        <table:table-row table:style-name="ro1">
          <table:table-cell office:value-type="float" office:value="61.802" calcext:value-type="float">
            <text:p>61.802</text:p>
          </table:table-cell>
          <table:table-cell office:value-type="string" calcext:value-type="string">
            <text:p>RANGE</text:p>
          </table:table-cell>
          <table:table-cell office:value-type="float" office:value="57.9444" calcext:value-type="float">
            <text:p>57.9444</text:p>
          </table:table-cell>
          <table:table-cell table:formula="of:=[.C48]-[.C47]" office:value-type="float" office:value="-2.46288" calcext:value-type="float">
            <text:p>-2.46288</text:p>
          </table:table-cell>
          <table:table-cell office:value-type="string" calcext:value-type="string">
            <text:p>FREQUENCY_ANSWER_GILDA</text:p>
          </table:table-cell>
          <table:table-cell office:value-type="float" office:value="25012.60808" calcext:value-type="float">
            <text:p>25012.60808</text:p>
          </table:table-cell>
        </table:table-row>
        <table:table-row table:style-name="ro1">
          <table:table-cell office:value-type="float" office:value="62.803" calcext:value-type="float">
            <text:p>62.803</text:p>
          </table:table-cell>
          <table:table-cell office:value-type="string" calcext:value-type="string">
            <text:p>RANGE</text:p>
          </table:table-cell>
          <table:table-cell office:value-type="float" office:value="56.1867" calcext:value-type="float">
            <text:p>56.1867</text:p>
          </table:table-cell>
          <table:table-cell table:formula="of:=[.C49]-[.C48]" office:value-type="float" office:value="-1.7577" calcext:value-type="float">
            <text:p>-1.7577</text:p>
          </table:table-cell>
          <table:table-cell office:value-type="string" calcext:value-type="string">
            <text:p>FREQUENCY_ANSWER_GILDA</text:p>
          </table:table-cell>
          <table:table-cell office:value-type="float" office:value="25030.4407" calcext:value-type="float">
            <text:p>25030.4407</text:p>
          </table:table-cell>
        </table:table-row>
        <table:table-row table:style-name="ro1">
          <table:table-cell office:value-type="float" office:value="63.804" calcext:value-type="float">
            <text:p>63.804</text:p>
          </table:table-cell>
          <table:table-cell office:value-type="string" calcext:value-type="string">
            <text:p>RANGE</text:p>
          </table:table-cell>
          <table:table-cell office:value-type="float" office:value="54.2428" calcext:value-type="float">
            <text:p>54.2428</text:p>
          </table:table-cell>
          <table:table-cell table:formula="of:=[.C50]-[.C49]" office:value-type="float" office:value="-1.9439" calcext:value-type="float">
            <text:p>-1.9439</text:p>
          </table:table-cell>
          <table:table-cell office:value-type="string" calcext:value-type="string">
            <text:p>FREQUENCY_ANSWER_GILDA</text:p>
          </table:table-cell>
          <table:table-cell office:value-type="float" office:value="24995.13848" calcext:value-type="float">
            <text:p>24995.13848</text:p>
          </table:table-cell>
        </table:table-row>
        <table:table-row table:style-name="ro1">
          <table:table-cell office:value-type="float" office:value="64.805" calcext:value-type="float">
            <text:p>64.805</text:p>
          </table:table-cell>
          <table:table-cell office:value-type="string" calcext:value-type="string">
            <text:p>RANGE</text:p>
          </table:table-cell>
          <table:table-cell office:value-type="float" office:value="52.31088" calcext:value-type="float">
            <text:p>52.31088</text:p>
          </table:table-cell>
          <table:table-cell table:formula="of:=[.C51]-[.C50]" office:value-type="float" office:value="-1.93192000000001" calcext:value-type="float">
            <text:p>-1.93192</text:p>
          </table:table-cell>
          <table:table-cell office:value-type="string" calcext:value-type="string">
            <text:p>FREQUENCY_ANSWER_GILDA</text:p>
          </table:table-cell>
          <table:table-cell office:value-type="float" office:value="25003.38084" calcext:value-type="float">
            <text:p>25003.38084</text:p>
          </table:table-cell>
        </table:table-row>
        <table:table-row table:style-name="ro1">
          <table:table-cell office:value-type="float" office:value="65.805" calcext:value-type="float">
            <text:p>65.805</text:p>
          </table:table-cell>
          <table:table-cell office:value-type="string" calcext:value-type="string">
            <text:p>RANGE</text:p>
          </table:table-cell>
          <table:table-cell office:value-type="float" office:value="51.15654" calcext:value-type="float">
            <text:p>51.15654</text:p>
          </table:table-cell>
          <table:table-cell table:formula="of:=[.C52]-[.C51]" office:value-type="float" office:value="-1.15434" calcext:value-type="float">
            <text:p>-1.15434</text:p>
          </table:table-cell>
          <table:table-cell office:value-type="string" calcext:value-type="string">
            <text:p>FREQUENCY_ANSWER_GILDA</text:p>
          </table:table-cell>
          <table:table-cell office:value-type="float" office:value="25002.95143" calcext:value-type="float">
            <text:p>25002.95143</text:p>
          </table:table-cell>
        </table:table-row>
        <table:table-row table:style-name="ro1">
          <table:table-cell office:value-type="float" office:value="66.808" calcext:value-type="float">
            <text:p>66.808</text:p>
          </table:table-cell>
          <table:table-cell office:value-type="string" calcext:value-type="string">
            <text:p>RANGE</text:p>
          </table:table-cell>
          <table:table-cell office:value-type="float" office:value="47.92703" calcext:value-type="float">
            <text:p>47.92703</text:p>
          </table:table-cell>
          <table:table-cell table:formula="of:=[.C53]-[.C52]" office:value-type="float" office:value="-3.22951" calcext:value-type="float">
            <text:p>-3.22951</text:p>
          </table:table-cell>
          <table:table-cell office:value-type="string" calcext:value-type="string">
            <text:p>FREQUENCY_ANSWER_GILDA</text:p>
          </table:table-cell>
          <table:table-cell office:value-type="float" office:value="25014.23431" calcext:value-type="float">
            <text:p>25014.23431</text:p>
          </table:table-cell>
        </table:table-row>
        <table:table-row table:style-name="ro1">
          <table:table-cell office:value-type="float" office:value="67.808" calcext:value-type="float">
            <text:p>67.808</text:p>
          </table:table-cell>
          <table:table-cell office:value-type="string" calcext:value-type="string">
            <text:p>RANGE</text:p>
          </table:table-cell>
          <table:table-cell office:value-type="float" office:value="45.86722" calcext:value-type="float">
            <text:p>45.86722</text:p>
          </table:table-cell>
          <table:table-cell table:formula="of:=[.C54]-[.C53]" office:value-type="float" office:value="-2.05981" calcext:value-type="float">
            <text:p>-2.05981</text:p>
          </table:table-cell>
          <table:table-cell office:value-type="string" calcext:value-type="string">
            <text:p>FREQUENCY_ANSWER_GILDA</text:p>
          </table:table-cell>
          <table:table-cell office:value-type="float" office:value="25024.89543" calcext:value-type="float">
            <text:p>25024.89543</text:p>
          </table:table-cell>
        </table:table-row>
        <table:table-row table:style-name="ro1">
          <table:table-cell office:value-type="float" office:value="68.812" calcext:value-type="float">
            <text:p>68.812</text:p>
          </table:table-cell>
          <table:table-cell office:value-type="string" calcext:value-type="string">
            <text:p>RANGE</text:p>
          </table:table-cell>
          <table:table-cell office:value-type="float" office:value="43.72796" calcext:value-type="float">
            <text:p>43.72796</text:p>
          </table:table-cell>
          <table:table-cell table:formula="of:=[.C55]-[.C54]" office:value-type="float" office:value="-2.13926" calcext:value-type="float">
            <text:p>-2.13926</text:p>
          </table:table-cell>
          <table:table-cell office:value-type="string" calcext:value-type="string">
            <text:p>FREQUENCY_ANSWER_GILDA</text:p>
          </table:table-cell>
          <table:table-cell office:value-type="float" office:value="25029.80806" calcext:value-type="float">
            <text:p>25029.80806</text:p>
          </table:table-cell>
        </table:table-row>
        <table:table-row table:style-name="ro1">
          <table:table-cell office:value-type="float" office:value="69.813" calcext:value-type="float">
            <text:p>69.813</text:p>
          </table:table-cell>
          <table:table-cell office:value-type="string" calcext:value-type="string">
            <text:p>RANGE</text:p>
          </table:table-cell>
          <table:table-cell office:value-type="float" office:value="41.61693" calcext:value-type="float">
            <text:p>41.61693</text:p>
          </table:table-cell>
          <table:table-cell table:formula="of:=[.C56]-[.C55]" office:value-type="float" office:value="-2.11103" calcext:value-type="float">
            <text:p>-2.11103</text:p>
          </table:table-cell>
          <table:table-cell office:value-type="string" calcext:value-type="string">
            <text:p>FREQUENCY_ANSWER_GILDA</text:p>
          </table:table-cell>
          <table:table-cell office:value-type="float" office:value="25002.37179" calcext:value-type="float">
            <text:p>25002.37179</text:p>
          </table:table-cell>
        </table:table-row>
        <table:table-row table:style-name="ro1">
          <table:table-cell office:value-type="float" office:value="70.814" calcext:value-type="float">
            <text:p>70.814</text:p>
          </table:table-cell>
          <table:table-cell office:value-type="string" calcext:value-type="string">
            <text:p>RANGE</text:p>
          </table:table-cell>
          <table:table-cell office:value-type="float" office:value="39.74577" calcext:value-type="float">
            <text:p>39.74577</text:p>
          </table:table-cell>
          <table:table-cell table:formula="of:=[.C57]-[.C56]" office:value-type="float" office:value="-1.87116" calcext:value-type="float">
            <text:p>-1.87116</text:p>
          </table:table-cell>
          <table:table-cell office:value-type="string" calcext:value-type="string">
            <text:p>FREQUENCY_ANSWER_GILDA</text:p>
          </table:table-cell>
          <table:table-cell office:value-type="float" office:value="25020.31086" calcext:value-type="float">
            <text:p>25020.31086</text:p>
          </table:table-cell>
        </table:table-row>
        <table:table-row table:style-name="ro1">
          <table:table-cell office:value-type="float" office:value="71.817" calcext:value-type="float">
            <text:p>71.817</text:p>
          </table:table-cell>
          <table:table-cell office:value-type="string" calcext:value-type="string">
            <text:p>RANGE</text:p>
          </table:table-cell>
          <table:table-cell office:value-type="float" office:value="37.77973" calcext:value-type="float">
            <text:p>37.77973</text:p>
          </table:table-cell>
          <table:table-cell table:formula="of:=[.C58]-[.C57]" office:value-type="float" office:value="-1.96604" calcext:value-type="float">
            <text:p>-1.96604</text:p>
          </table:table-cell>
          <table:table-cell office:value-type="string" calcext:value-type="string">
            <text:p>FREQUENCY_ANSWER_GILDA</text:p>
          </table:table-cell>
          <table:table-cell office:value-type="float" office:value="25000.39441" calcext:value-type="float">
            <text:p>25000.39441</text:p>
          </table:table-cell>
        </table:table-row>
        <table:table-row table:style-name="ro1">
          <table:table-cell office:value-type="float" office:value="72.817" calcext:value-type="float">
            <text:p>72.817</text:p>
          </table:table-cell>
          <table:table-cell office:value-type="string" calcext:value-type="string">
            <text:p>RANGE</text:p>
          </table:table-cell>
          <table:table-cell office:value-type="float" office:value="36.11148" calcext:value-type="float">
            <text:p>36.11148</text:p>
          </table:table-cell>
          <table:table-cell table:formula="of:=[.C59]-[.C58]" office:value-type="float" office:value="-1.66825" calcext:value-type="float">
            <text:p>-1.66825</text:p>
          </table:table-cell>
          <table:table-cell office:value-type="string" calcext:value-type="string">
            <text:p>FREQUENCY_ANSWER_GILDA</text:p>
          </table:table-cell>
          <table:table-cell office:value-type="float" office:value="24999.12847" calcext:value-type="float">
            <text:p>24999.12847</text:p>
          </table:table-cell>
        </table:table-row>
        <table:table-row table:style-name="ro1">
          <table:table-cell office:value-type="float" office:value="73.816" calcext:value-type="float">
            <text:p>73.816</text:p>
          </table:table-cell>
          <table:table-cell office:value-type="string" calcext:value-type="string">
            <text:p>RANGE</text:p>
          </table:table-cell>
          <table:table-cell office:value-type="float" office:value="34.13078" calcext:value-type="float">
            <text:p>34.13078</text:p>
          </table:table-cell>
          <table:table-cell table:formula="of:=[.C60]-[.C59]" office:value-type="float" office:value="-1.9807" calcext:value-type="float">
            <text:p>-1.9807</text:p>
          </table:table-cell>
          <table:table-cell office:value-type="string" calcext:value-type="string">
            <text:p>FREQUENCY_ANSWER_GILDA</text:p>
          </table:table-cell>
          <table:table-cell office:value-type="float" office:value="25013.58168" calcext:value-type="float">
            <text:p>25013.58168</text:p>
          </table:table-cell>
        </table:table-row>
        <table:table-row table:style-name="ro1">
          <table:table-cell office:value-type="float" office:value="74.817" calcext:value-type="float">
            <text:p>74.817</text:p>
          </table:table-cell>
          <table:table-cell office:value-type="string" calcext:value-type="string">
            <text:p>RANGE</text:p>
          </table:table-cell>
          <table:table-cell office:value-type="float" office:value="32.86406" calcext:value-type="float">
            <text:p>32.86406</text:p>
          </table:table-cell>
          <table:table-cell table:formula="of:=[.C61]-[.C60]" office:value-type="float" office:value="-1.26672" calcext:value-type="float">
            <text:p>-1.26672</text:p>
          </table:table-cell>
          <table:table-cell office:value-type="string" calcext:value-type="string">
            <text:p>FREQUENCY_ANSWER_GILDA</text:p>
          </table:table-cell>
          <table:table-cell office:value-type="float" office:value="24997.14548" calcext:value-type="float">
            <text:p>24997.14548</text:p>
          </table:table-cell>
        </table:table-row>
        <table:table-row table:style-name="ro1">
          <table:table-cell office:value-type="float" office:value="75.818" calcext:value-type="float">
            <text:p>75.818</text:p>
          </table:table-cell>
          <table:table-cell office:value-type="string" calcext:value-type="string">
            <text:p>RANGE</text:p>
          </table:table-cell>
          <table:table-cell office:value-type="float" office:value="30.5091" calcext:value-type="float">
            <text:p>30.5091</text:p>
          </table:table-cell>
          <table:table-cell table:formula="of:=[.C62]-[.C61]" office:value-type="float" office:value="-2.35496" calcext:value-type="float">
            <text:p>-2.35496</text:p>
          </table:table-cell>
          <table:table-cell office:value-type="string" calcext:value-type="string">
            <text:p>FREQUENCY_ANSWER_GILDA</text:p>
          </table:table-cell>
          <table:table-cell office:value-type="float" office:value="25019.88277" calcext:value-type="float">
            <text:p>25019.88277</text:p>
          </table:table-cell>
        </table:table-row>
        <table:table-row table:style-name="ro1">
          <table:table-cell office:value-type="float" office:value="76.818" calcext:value-type="float">
            <text:p>76.818</text:p>
          </table:table-cell>
          <table:table-cell office:value-type="string" calcext:value-type="string">
            <text:p>RANGE</text:p>
          </table:table-cell>
          <table:table-cell office:value-type="float" office:value="28.80305" calcext:value-type="float">
            <text:p>28.80305</text:p>
          </table:table-cell>
          <table:table-cell table:formula="of:=[.C63]-[.C62]" office:value-type="float" office:value="-1.70605" calcext:value-type="float">
            <text:p>-1.70605</text:p>
          </table:table-cell>
          <table:table-cell office:value-type="string" calcext:value-type="string">
            <text:p>FREQUENCY_ANSWER_GILDA</text:p>
          </table:table-cell>
          <table:table-cell office:value-type="float" office:value="25000.22366" calcext:value-type="float">
            <text:p>25000.22366</text:p>
          </table:table-cell>
        </table:table-row>
        <table:table-row table:style-name="ro1">
          <table:table-cell office:value-type="float" office:value="77.818" calcext:value-type="float">
            <text:p>77.818</text:p>
          </table:table-cell>
          <table:table-cell office:value-type="string" calcext:value-type="string">
            <text:p>RANGE</text:p>
          </table:table-cell>
          <table:table-cell office:value-type="float" office:value="27.08445" calcext:value-type="float">
            <text:p>27.08445</text:p>
          </table:table-cell>
          <table:table-cell table:formula="of:=[.C64]-[.C63]" office:value-type="float" office:value="-1.7186" calcext:value-type="float">
            <text:p>-1.7186</text:p>
          </table:table-cell>
          <table:table-cell office:value-type="string" calcext:value-type="string">
            <text:p>FREQUENCY_ANSWER_GILDA</text:p>
          </table:table-cell>
          <table:table-cell office:value-type="float" office:value="25024.81523" calcext:value-type="float">
            <text:p>25024.81523</text:p>
          </table:table-cell>
        </table:table-row>
        <table:table-row table:style-name="ro1">
          <table:table-cell office:value-type="float" office:value="78.82" calcext:value-type="float">
            <text:p>78.82</text:p>
          </table:table-cell>
          <table:table-cell office:value-type="string" calcext:value-type="string">
            <text:p>RANGE</text:p>
          </table:table-cell>
          <table:table-cell office:value-type="float" office:value="25.53563" calcext:value-type="float">
            <text:p>25.53563</text:p>
          </table:table-cell>
          <table:table-cell table:formula="of:=[.C65]-[.C64]" office:value-type="float" office:value="-1.54882" calcext:value-type="float">
            <text:p>-1.54882</text:p>
          </table:table-cell>
          <table:table-cell office:value-type="string" calcext:value-type="string">
            <text:p>FREQUENCY_ANSWER_GILDA</text:p>
          </table:table-cell>
          <table:table-cell office:value-type="float" office:value="25011.57345" calcext:value-type="float">
            <text:p>25011.57345</text:p>
          </table:table-cell>
        </table:table-row>
        <table:table-row table:style-name="ro1">
          <table:table-cell office:value-type="float" office:value="79.821" calcext:value-type="float">
            <text:p>79.821</text:p>
          </table:table-cell>
          <table:table-cell office:value-type="string" calcext:value-type="string">
            <text:p>RANGE</text:p>
          </table:table-cell>
          <table:table-cell office:value-type="float" office:value="24.5659" calcext:value-type="float">
            <text:p>24.5659</text:p>
          </table:table-cell>
          <table:table-cell table:formula="of:=[.C66]-[.C65]" office:value-type="float" office:value="-0.969730000000002" calcext:value-type="float">
            <text:p>-0.96973</text:p>
          </table:table-cell>
          <table:table-cell office:value-type="string" calcext:value-type="string">
            <text:p>FREQUENCY_ANSWER_GILDA</text:p>
          </table:table-cell>
          <table:table-cell office:value-type="float" office:value="25016.44873" calcext:value-type="float">
            <text:p>25016.44873</text:p>
          </table:table-cell>
        </table:table-row>
        <table:table-row table:style-name="ro1">
          <table:table-cell office:value-type="float" office:value="80.822" calcext:value-type="float">
            <text:p>80.822</text:p>
          </table:table-cell>
          <table:table-cell office:value-type="string" calcext:value-type="string">
            <text:p>RANGE</text:p>
          </table:table-cell>
          <table:table-cell office:value-type="float" office:value="22.38934" calcext:value-type="float">
            <text:p>22.38934</text:p>
          </table:table-cell>
          <table:table-cell table:formula="of:=[.C67]-[.C66]" office:value-type="float" office:value="-2.17656" calcext:value-type="float">
            <text:p>-2.17656</text:p>
          </table:table-cell>
          <table:table-cell office:value-type="string" calcext:value-type="string">
            <text:p>FREQUENCY_ANSWER_GILDA</text:p>
          </table:table-cell>
          <table:table-cell office:value-type="float" office:value="24994.52224" calcext:value-type="float">
            <text:p>24994.52224</text:p>
          </table:table-cell>
        </table:table-row>
        <table:table-row table:style-name="ro1">
          <table:table-cell office:value-type="float" office:value="81.824" calcext:value-type="float">
            <text:p>81.824</text:p>
          </table:table-cell>
          <table:table-cell office:value-type="string" calcext:value-type="string">
            <text:p>RANGE</text:p>
          </table:table-cell>
          <table:table-cell office:value-type="float" office:value="20.68308" calcext:value-type="float">
            <text:p>20.68308</text:p>
          </table:table-cell>
          <table:table-cell table:formula="of:=[.C68]-[.C67]" office:value-type="float" office:value="-1.70626" calcext:value-type="float">
            <text:p>-1.70626</text:p>
          </table:table-cell>
          <table:table-cell office:value-type="string" calcext:value-type="string">
            <text:p>FREQUENCY_ANSWER_GILDA</text:p>
          </table:table-cell>
          <table:table-cell office:value-type="float" office:value="25001.15324" calcext:value-type="float">
            <text:p>25001.15324</text:p>
          </table:table-cell>
        </table:table-row>
        <table:table-row table:style-name="ro1">
          <table:table-cell office:value-type="float" office:value="82.824" calcext:value-type="float">
            <text:p>82.824</text:p>
          </table:table-cell>
          <table:table-cell office:value-type="string" calcext:value-type="string">
            <text:p>RANGE</text:p>
          </table:table-cell>
          <table:table-cell office:value-type="float" office:value="18.95284" calcext:value-type="float">
            <text:p>18.95284</text:p>
          </table:table-cell>
          <table:table-cell table:formula="of:=[.C69]-[.C68]" office:value-type="float" office:value="-1.73024" calcext:value-type="float">
            <text:p>-1.73024</text:p>
          </table:table-cell>
          <table:table-cell office:value-type="string" calcext:value-type="string">
            <text:p>FREQUENCY_ANSWER_GILDA</text:p>
          </table:table-cell>
          <table:table-cell office:value-type="float" office:value="25003.37369" calcext:value-type="float">
            <text:p>25003.37369</text:p>
          </table:table-cell>
        </table:table-row>
        <table:table-row table:style-name="ro1">
          <table:table-cell office:value-type="float" office:value="83.824" calcext:value-type="float">
            <text:p>83.824</text:p>
          </table:table-cell>
          <table:table-cell office:value-type="string" calcext:value-type="string">
            <text:p>RANGE</text:p>
          </table:table-cell>
          <table:table-cell office:value-type="float" office:value="17.13566" calcext:value-type="float">
            <text:p>17.13566</text:p>
          </table:table-cell>
          <table:table-cell table:formula="of:=[.C70]-[.C69]" office:value-type="float" office:value="-1.81718" calcext:value-type="float">
            <text:p>-1.81718</text:p>
          </table:table-cell>
          <table:table-cell office:value-type="string" calcext:value-type="string">
            <text:p>FREQUENCY_ANSWER_GILDA</text:p>
          </table:table-cell>
          <table:table-cell office:value-type="float" office:value="25015.59713" calcext:value-type="float">
            <text:p>25015.59713</text:p>
          </table:table-cell>
        </table:table-row>
        <table:table-row table:style-name="ro1">
          <table:table-cell office:value-type="float" office:value="84.826" calcext:value-type="float">
            <text:p>84.826</text:p>
          </table:table-cell>
          <table:table-cell office:value-type="string" calcext:value-type="string">
            <text:p>RANGE</text:p>
          </table:table-cell>
          <table:table-cell office:value-type="float" office:value="15.75079" calcext:value-type="float">
            <text:p>15.75079</text:p>
          </table:table-cell>
          <table:table-cell table:formula="of:=[.C71]-[.C70]" office:value-type="float" office:value="-1.38487" calcext:value-type="float">
            <text:p>-1.38487</text:p>
          </table:table-cell>
          <table:table-cell office:value-type="string" calcext:value-type="string">
            <text:p>FREQUENCY_ANSWER_GILDA</text:p>
          </table:table-cell>
          <table:table-cell office:value-type="float" office:value="25000.49895" calcext:value-type="float">
            <text:p>25000.49895</text:p>
          </table:table-cell>
        </table:table-row>
        <table:table-row table:style-name="ro1">
          <table:table-cell office:value-type="float" office:value="85.826" calcext:value-type="float">
            <text:p>85.826</text:p>
          </table:table-cell>
          <table:table-cell office:value-type="string" calcext:value-type="string">
            <text:p>RANGE</text:p>
          </table:table-cell>
          <table:table-cell office:value-type="float" office:value="13.3205" calcext:value-type="float">
            <text:p>13.3205</text:p>
          </table:table-cell>
          <table:table-cell table:formula="of:=[.C72]-[.C71]" office:value-type="float" office:value="-2.43029" calcext:value-type="float">
            <text:p>-2.43029</text:p>
          </table:table-cell>
          <table:table-cell office:value-type="string" calcext:value-type="string">
            <text:p>FREQUENCY_ANSWER_GILDA</text:p>
          </table:table-cell>
          <table:table-cell office:value-type="float" office:value="24996.85075" calcext:value-type="float">
            <text:p>24996.85075</text:p>
          </table:table-cell>
        </table:table-row>
        <table:table-row table:style-name="ro1">
          <table:table-cell office:value-type="float" office:value="86.827" calcext:value-type="float">
            <text:p>86.827</text:p>
          </table:table-cell>
          <table:table-cell office:value-type="string" calcext:value-type="string">
            <text:p>RANGE</text:p>
          </table:table-cell>
          <table:table-cell office:value-type="float" office:value="12.00385" calcext:value-type="float">
            <text:p>12.00385</text:p>
          </table:table-cell>
          <table:table-cell table:formula="of:=[.C73]-[.C72]" office:value-type="float" office:value="-1.31665" calcext:value-type="float">
            <text:p>-1.31665</text:p>
          </table:table-cell>
          <table:table-cell office:value-type="string" calcext:value-type="string">
            <text:p>FREQUENCY_ANSWER_GILDA</text:p>
          </table:table-cell>
          <table:table-cell office:value-type="float" office:value="25025.68637" calcext:value-type="float">
            <text:p>25025.68637</text:p>
          </table:table-cell>
        </table:table-row>
        <table:table-row table:style-name="ro1">
          <table:table-cell office:value-type="float" office:value="87.828" calcext:value-type="float">
            <text:p>87.828</text:p>
          </table:table-cell>
          <table:table-cell office:value-type="string" calcext:value-type="string">
            <text:p>RANGE</text:p>
          </table:table-cell>
          <table:table-cell office:value-type="float" office:value="9.26437" calcext:value-type="float">
            <text:p>9.26437</text:p>
          </table:table-cell>
          <table:table-cell table:formula="of:=[.C74]-[.C73]" office:value-type="float" office:value="-2.73948" calcext:value-type="float">
            <text:p>-2.73948</text:p>
          </table:table-cell>
          <table:table-cell office:value-type="string" calcext:value-type="string">
            <text:p>FREQUENCY_ANSWER_GILDA</text:p>
          </table:table-cell>
          <table:table-cell office:value-type="float" office:value="24998.01718" calcext:value-type="float">
            <text:p>24998.01718</text:p>
          </table:table-cell>
        </table:table-row>
        <table:table-row table:style-name="ro1">
          <table:table-cell office:value-type="float" office:value="88.83" calcext:value-type="float">
            <text:p>88.83</text:p>
          </table:table-cell>
          <table:table-cell office:value-type="string" calcext:value-type="string">
            <text:p>RANGE</text:p>
          </table:table-cell>
          <table:table-cell office:value-type="float" office:value="7.88543" calcext:value-type="float">
            <text:p>7.88543</text:p>
          </table:table-cell>
          <table:table-cell table:formula="of:=[.C75]-[.C74]" office:value-type="float" office:value="-1.37894" calcext:value-type="float">
            <text:p>-1.37894</text:p>
          </table:table-cell>
          <table:table-cell office:value-type="string" calcext:value-type="string">
            <text:p>FREQUENCY_ANSWER_GILDA</text:p>
          </table:table-cell>
          <table:table-cell office:value-type="float" office:value="25007.6497" calcext:value-type="float">
            <text:p>25007.6497</text:p>
          </table:table-cell>
        </table:table-row>
        <table:table-row table:style-name="ro1">
          <table:table-cell office:value-type="float" office:value="89.829" calcext:value-type="float">
            <text:p>89.829</text:p>
          </table:table-cell>
          <table:table-cell office:value-type="string" calcext:value-type="string">
            <text:p>RANGE</text:p>
          </table:table-cell>
          <table:table-cell office:value-type="float" office:value="5.66255" calcext:value-type="float">
            <text:p>5.66255</text:p>
          </table:table-cell>
          <table:table-cell table:formula="of:=[.C76]-[.C75]" office:value-type="float" office:value="-2.22288" calcext:value-type="float">
            <text:p>-2.22288</text:p>
          </table:table-cell>
          <table:table-cell office:value-type="string" calcext:value-type="string">
            <text:p>FREQUENCY_ANSWER_GILDA</text:p>
          </table:table-cell>
          <table:table-cell office:value-type="float" office:value="25025.13093" calcext:value-type="float">
            <text:p>25025.13093</text:p>
          </table:table-cell>
        </table:table-row>
        <table:table-row table:style-name="ro1">
          <table:table-cell office:value-type="float" office:value="90.832" calcext:value-type="float">
            <text:p>90.832</text:p>
          </table:table-cell>
          <table:table-cell office:value-type="string" calcext:value-type="string">
            <text:p>RANGE</text:p>
          </table:table-cell>
          <table:table-cell office:value-type="float" office:value="4.04148" calcext:value-type="float">
            <text:p>4.04148</text:p>
          </table:table-cell>
          <table:table-cell table:formula="of:=[.C77]-[.C76]" office:value-type="float" office:value="-1.62107" calcext:value-type="float">
            <text:p>-1.62107</text:p>
          </table:table-cell>
          <table:table-cell office:value-type="string" calcext:value-type="string">
            <text:p>FREQUENCY_ANSWER_GILDA</text:p>
          </table:table-cell>
          <table:table-cell office:value-type="float" office:value="25018.76939" calcext:value-type="float">
            <text:p>25018.76939</text:p>
          </table:table-cell>
        </table:table-row>
        <table:table-row table:style-name="ro1">
          <table:table-cell office:value-type="float" office:value="91.831" calcext:value-type="float">
            <text:p>91.831</text:p>
          </table:table-cell>
          <table:table-cell office:value-type="string" calcext:value-type="string">
            <text:p>RANGE</text:p>
          </table:table-cell>
          <table:table-cell office:value-type="float" office:value="3.28422" calcext:value-type="float">
            <text:p>3.28422</text:p>
          </table:table-cell>
          <table:table-cell table:formula="of:=[.C78]-[.C77]" office:value-type="float" office:value="-0.75726" calcext:value-type="float">
            <text:p>-0.75726</text:p>
          </table:table-cell>
          <table:table-cell office:value-type="string" calcext:value-type="string">
            <text:p>FREQUENCY_ANSWER_GILDA</text:p>
          </table:table-cell>
          <table:table-cell office:value-type="float" office:value="25031.9074" calcext:value-type="float">
            <text:p>25031.9074</text:p>
          </table:table-cell>
        </table:table-row>
        <table:table-row table:style-name="ro1">
          <table:table-cell office:value-type="float" office:value="92.836" calcext:value-type="float">
            <text:p>92.836</text:p>
          </table:table-cell>
          <table:table-cell office:value-type="string" calcext:value-type="string">
            <text:p>RANGE</text:p>
          </table:table-cell>
          <table:table-cell office:value-type="float" office:value="3.22244" calcext:value-type="float">
            <text:p>3.22244</text:p>
          </table:table-cell>
          <table:table-cell table:formula="of:=[.C79]-[.C78]" office:value-type="float" office:value="-0.0617799999999997" calcext:value-type="float">
            <text:p>-0.06178</text:p>
          </table:table-cell>
          <table:table-cell office:value-type="string" calcext:value-type="string">
            <text:p>FREQUENCY_ANSWER_GILDA</text:p>
          </table:table-cell>
          <table:table-cell office:value-type="float" office:value="24996.94614" calcext:value-type="float">
            <text:p>24996.94614</text:p>
          </table:table-cell>
        </table:table-row>
        <table:table-row table:style-name="ro1">
          <table:table-cell office:value-type="float" office:value="93.834" calcext:value-type="float">
            <text:p>93.834</text:p>
          </table:table-cell>
          <table:table-cell office:value-type="string" calcext:value-type="string">
            <text:p>RANGE</text:p>
          </table:table-cell>
          <table:table-cell office:value-type="float" office:value="3.91461" calcext:value-type="float">
            <text:p>3.91461</text:p>
          </table:table-cell>
          <table:table-cell table:formula="of:=[.C80]-[.C79]" office:value-type="float" office:value="0.69217" calcext:value-type="float">
            <text:p>0.69217</text:p>
          </table:table-cell>
          <table:table-cell office:value-type="string" calcext:value-type="string">
            <text:p>FREQUENCY_ANSWER_GILDA</text:p>
          </table:table-cell>
          <table:table-cell office:value-type="float" office:value="24990.84937" calcext:value-type="float">
            <text:p>24990.84937</text:p>
          </table:table-cell>
        </table:table-row>
        <table:table-row table:style-name="ro1">
          <table:table-cell office:value-type="float" office:value="94.835" calcext:value-type="float">
            <text:p>94.835</text:p>
          </table:table-cell>
          <table:table-cell office:value-type="string" calcext:value-type="string">
            <text:p>RANGE</text:p>
          </table:table-cell>
          <table:table-cell office:value-type="float" office:value="4.95601" calcext:value-type="float">
            <text:p>4.95601</text:p>
          </table:table-cell>
          <table:table-cell table:formula="of:=[.C81]-[.C80]" office:value-type="float" office:value="1.0414" calcext:value-type="float">
            <text:p>1.0414</text:p>
          </table:table-cell>
          <table:table-cell office:value-type="string" calcext:value-type="string">
            <text:p>FREQUENCY_ANSWER_GILDA</text:p>
          </table:table-cell>
          <table:table-cell office:value-type="float" office:value="24978.10917" calcext:value-type="float">
            <text:p>24978.10917</text:p>
          </table:table-cell>
        </table:table-row>
        <table:table-row table:style-name="ro1">
          <table:table-cell office:value-type="float" office:value="95.837" calcext:value-type="float">
            <text:p>95.837</text:p>
          </table:table-cell>
          <table:table-cell office:value-type="string" calcext:value-type="string">
            <text:p>RANGE</text:p>
          </table:table-cell>
          <table:table-cell office:value-type="float" office:value="6.15118" calcext:value-type="float">
            <text:p>6.15118</text:p>
          </table:table-cell>
          <table:table-cell table:formula="of:=[.C82]-[.C81]" office:value-type="float" office:value="1.19517" calcext:value-type="float">
            <text:p>1.19517</text:p>
          </table:table-cell>
          <table:table-cell office:value-type="string" calcext:value-type="string">
            <text:p>FREQUENCY_ANSWER_GILDA</text:p>
          </table:table-cell>
          <table:table-cell office:value-type="float" office:value="24973.48772" calcext:value-type="float">
            <text:p>24973.48772</text:p>
          </table:table-cell>
        </table:table-row>
        <table:table-row table:style-name="ro1">
          <table:table-cell office:value-type="float" office:value="96.837" calcext:value-type="float">
            <text:p>96.837</text:p>
          </table:table-cell>
          <table:table-cell office:value-type="string" calcext:value-type="string">
            <text:p>RANGE</text:p>
          </table:table-cell>
          <table:table-cell office:value-type="float" office:value="7.31936" calcext:value-type="float">
            <text:p>7.31936</text:p>
          </table:table-cell>
          <table:table-cell table:formula="of:=[.C83]-[.C82]" office:value-type="float" office:value="1.16818" calcext:value-type="float">
            <text:p>1.16818</text:p>
          </table:table-cell>
          <table:table-cell office:value-type="string" calcext:value-type="string">
            <text:p>FREQUENCY_ANSWER_GILDA</text:p>
          </table:table-cell>
          <table:table-cell office:value-type="float" office:value="24995.46515" calcext:value-type="float">
            <text:p>24995.46515</text:p>
          </table:table-cell>
        </table:table-row>
        <table:table-row table:style-name="ro1">
          <table:table-cell office:value-type="float" office:value="97.838" calcext:value-type="float">
            <text:p>97.838</text:p>
          </table:table-cell>
          <table:table-cell office:value-type="string" calcext:value-type="string">
            <text:p>RANGE</text:p>
          </table:table-cell>
          <table:table-cell office:value-type="float" office:value="8.56183" calcext:value-type="float">
            <text:p>8.56183</text:p>
          </table:table-cell>
          <table:table-cell table:formula="of:=[.C84]-[.C83]" office:value-type="float" office:value="1.24247" calcext:value-type="float">
            <text:p>1.24247</text:p>
          </table:table-cell>
          <table:table-cell office:value-type="string" calcext:value-type="string">
            <text:p>FREQUENCY_ANSWER_GILDA</text:p>
          </table:table-cell>
          <table:table-cell office:value-type="float" office:value="24970.46472" calcext:value-type="float">
            <text:p>24970.46472</text:p>
          </table:table-cell>
        </table:table-row>
        <table:table-row table:style-name="ro1">
          <table:table-cell office:value-type="float" office:value="98.838" calcext:value-type="float">
            <text:p>98.838</text:p>
          </table:table-cell>
          <table:table-cell office:value-type="string" calcext:value-type="string">
            <text:p>RANGE</text:p>
          </table:table-cell>
          <table:table-cell office:value-type="float" office:value="9.40462" calcext:value-type="float">
            <text:p>9.40462</text:p>
          </table:table-cell>
          <table:table-cell table:formula="of:=[.C85]-[.C84]" office:value-type="float" office:value="0.842789999999999" calcext:value-type="float">
            <text:p>0.84279</text:p>
          </table:table-cell>
          <table:table-cell office:value-type="string" calcext:value-type="string">
            <text:p>FREQUENCY_ANSWER_GILDA</text:p>
          </table:table-cell>
          <table:table-cell office:value-type="float" office:value="24970.71113" calcext:value-type="float">
            <text:p>24970.71113</text:p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string" calcext:value-type="string">
            <text:p>RANGE</text:p>
          </table:table-cell>
          <table:table-cell office:value-type="float" office:value="11.34059" calcext:value-type="float">
            <text:p>11.34059</text:p>
          </table:table-cell>
          <table:table-cell table:formula="of:=[.C86]-[.C85]" office:value-type="float" office:value="1.93597" calcext:value-type="float">
            <text:p>1.93597</text:p>
          </table:table-cell>
          <table:table-cell office:value-type="string" calcext:value-type="string">
            <text:p>FREQUENCY_ANSWER_GILDA</text:p>
          </table:table-cell>
          <table:table-cell office:value-type="float" office:value="24997.13798" calcext:value-type="float">
            <text:p>24997.13798</text:p>
          </table:table-cell>
        </table:table-row>
        <table:table-row table:style-name="ro1">
          <table:table-cell office:value-type="float" office:value="100.841" calcext:value-type="float">
            <text:p>100.84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1.841" calcext:value-type="float">
            <text:p>101.84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2.843" calcext:value-type="float">
            <text:p>102.84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3.843" calcext:value-type="float">
            <text:p>103.84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4.848" calcext:value-type="float">
            <text:p>104.84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5.846" calcext:value-type="float">
            <text:p>105.84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6.847" calcext:value-type="float">
            <text:p>106.84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7.847" calcext:value-type="float">
            <text:p>107.84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8.849" calcext:value-type="float">
            <text:p>108.84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09.849" calcext:value-type="float">
            <text:p>109.84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0.851" calcext:value-type="float">
            <text:p>110.85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1.852" calcext:value-type="float">
            <text:p>111.85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2.853" calcext:value-type="float">
            <text:p>112.85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3.855" calcext:value-type="float">
            <text:p>113.85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4.857" calcext:value-type="float">
            <text:p>114.85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5.858" calcext:value-type="float">
            <text:p>115.85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6.863" calcext:value-type="float">
            <text:p>116.86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7.861" calcext:value-type="float">
            <text:p>117.86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8.863" calcext:value-type="float">
            <text:p>118.86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19.863" calcext:value-type="float">
            <text:p>119.86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0.865" calcext:value-type="float">
            <text:p>120.86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1.866" calcext:value-type="float">
            <text:p>121.86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2.867" calcext:value-type="float">
            <text:p>122.86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3.868" calcext:value-type="float">
            <text:p>123.86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4.871" calcext:value-type="float">
            <text:p>124.87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5.873" calcext:value-type="float">
            <text:p>125.87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6.882" calcext:value-type="float">
            <text:p>126.88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7.883" calcext:value-type="float">
            <text:p>127.88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8.883" calcext:value-type="float">
            <text:p>128.88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29.885" calcext:value-type="float">
            <text:p>129.88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0.886" calcext:value-type="float">
            <text:p>130.88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1.888" calcext:value-type="float">
            <text:p>131.88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2.888" calcext:value-type="float">
            <text:p>132.88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3.891" calcext:value-type="float">
            <text:p>133.89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4.89" calcext:value-type="float">
            <text:p>134.8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5.891" calcext:value-type="float">
            <text:p>135.89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6.89" calcext:value-type="float">
            <text:p>136.8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7.893" calcext:value-type="float">
            <text:p>137.89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8.893" calcext:value-type="float">
            <text:p>138.89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39.895" calcext:value-type="float">
            <text:p>139.89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0.896" calcext:value-type="float">
            <text:p>140.89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1.897" calcext:value-type="float">
            <text:p>141.8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2.897" calcext:value-type="float">
            <text:p>142.8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3.899" calcext:value-type="float">
            <text:p>143.89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4.899" calcext:value-type="float">
            <text:p>144.89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5.9" calcext:value-type="float">
            <text:p>145.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6.903" calcext:value-type="float">
            <text:p>146.90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7.904" calcext:value-type="float">
            <text:p>147.90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8.903" calcext:value-type="float">
            <text:p>148.90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49.905" calcext:value-type="float">
            <text:p>149.90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0.906" calcext:value-type="float">
            <text:p>150.90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1.909" calcext:value-type="float">
            <text:p>151.90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2.908" calcext:value-type="float">
            <text:p>152.90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3.91" calcext:value-type="float">
            <text:p>153.9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4.909" calcext:value-type="float">
            <text:p>154.90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5.91" calcext:value-type="float">
            <text:p>155.9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6.911" calcext:value-type="float">
            <text:p>156.91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7.912" calcext:value-type="float">
            <text:p>157.91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8.913" calcext:value-type="float">
            <text:p>158.91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59.913" calcext:value-type="float">
            <text:p>159.91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0.915" calcext:value-type="float">
            <text:p>160.91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1.916" calcext:value-type="float">
            <text:p>161.91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2.917" calcext:value-type="float">
            <text:p>162.91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3.918" calcext:value-type="float">
            <text:p>163.91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4.92" calcext:value-type="float">
            <text:p>164.9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5.92" calcext:value-type="float">
            <text:p>165.9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6.92" calcext:value-type="float">
            <text:p>166.9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7.922" calcext:value-type="float">
            <text:p>167.92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8.923" calcext:value-type="float">
            <text:p>168.92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69.923" calcext:value-type="float">
            <text:p>169.92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0.925" calcext:value-type="float">
            <text:p>170.92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1.928" calcext:value-type="float">
            <text:p>171.92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2.926" calcext:value-type="float">
            <text:p>172.92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3.928" calcext:value-type="float">
            <text:p>173.92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4.928" calcext:value-type="float">
            <text:p>174.92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5.939" calcext:value-type="float">
            <text:p>175.9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6.931" calcext:value-type="float">
            <text:p>176.93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7.939" calcext:value-type="float">
            <text:p>177.9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8.939" calcext:value-type="float">
            <text:p>178.9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79.966" calcext:value-type="float">
            <text:p>179.96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0.942" calcext:value-type="float">
            <text:p>180.94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1.947" calcext:value-type="float">
            <text:p>181.94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2.945" calcext:value-type="float">
            <text:p>182.94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3.951" calcext:value-type="float">
            <text:p>183.95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4.947" calcext:value-type="float">
            <text:p>184.94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5.948" calcext:value-type="float">
            <text:p>185.94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6.95" calcext:value-type="float">
            <text:p>186.9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7.958" calcext:value-type="float">
            <text:p>187.95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8.96" calcext:value-type="float">
            <text:p>188.9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89.961" calcext:value-type="float">
            <text:p>189.96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0.962" calcext:value-type="float">
            <text:p>190.96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1.962" calcext:value-type="float">
            <text:p>191.96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2.964" calcext:value-type="float">
            <text:p>192.96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3.964" calcext:value-type="float">
            <text:p>193.96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4.966" calcext:value-type="float">
            <text:p>194.96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5.968" calcext:value-type="float">
            <text:p>195.96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6.969" calcext:value-type="float">
            <text:p>196.96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7.97" calcext:value-type="float">
            <text:p>197.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8.97" calcext:value-type="float">
            <text:p>198.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199.972" calcext:value-type="float">
            <text:p>199.97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0.972" calcext:value-type="float">
            <text:p>200.97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1.973" calcext:value-type="float">
            <text:p>201.97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2.974" calcext:value-type="float">
            <text:p>202.97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3.975" calcext:value-type="float">
            <text:p>203.97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4.976" calcext:value-type="float">
            <text:p>204.97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5.979" calcext:value-type="float">
            <text:p>205.97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6.981" calcext:value-type="float">
            <text:p>206.98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8.004" calcext:value-type="float">
            <text:p>208.00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8.994" calcext:value-type="float">
            <text:p>208.99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09.993" calcext:value-type="float">
            <text:p>209.99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0.995" calcext:value-type="float">
            <text:p>210.99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1.997" calcext:value-type="float">
            <text:p>211.9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2.998" calcext:value-type="float">
            <text:p>212.99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3.997" calcext:value-type="float">
            <text:p>213.99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4.999" calcext:value-type="float">
            <text:p>214.99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6.002" calcext:value-type="float">
            <text:p>216.00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7.002" calcext:value-type="float">
            <text:p>217.00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8.003" calcext:value-type="float">
            <text:p>218.00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19.003" calcext:value-type="float">
            <text:p>219.00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0.005" calcext:value-type="float">
            <text:p>220.00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1.005" calcext:value-type="float">
            <text:p>221.00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2.029" calcext:value-type="float">
            <text:p>222.02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3.01" calcext:value-type="float">
            <text:p>223.0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4.012" calcext:value-type="float">
            <text:p>224.01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5.012" calcext:value-type="float">
            <text:p>225.01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6.018" calcext:value-type="float">
            <text:p>226.01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7.013" calcext:value-type="float">
            <text:p>227.01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8.018" calcext:value-type="float">
            <text:p>228.01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29.016" calcext:value-type="float">
            <text:p>229.01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0.039" calcext:value-type="float">
            <text:p>230.0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1.041" calcext:value-type="float">
            <text:p>231.04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2.04" calcext:value-type="float">
            <text:p>232.0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3.042" calcext:value-type="float">
            <text:p>233.04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4.045" calcext:value-type="float">
            <text:p>234.04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5.044" calcext:value-type="float">
            <text:p>235.04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6.045" calcext:value-type="float">
            <text:p>236.04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7.046" calcext:value-type="float">
            <text:p>237.04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8.048" calcext:value-type="float">
            <text:p>238.04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39.048" calcext:value-type="float">
            <text:p>239.048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0.066" calcext:value-type="float">
            <text:p>240.06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1.069" calcext:value-type="float">
            <text:p>241.06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2.073" calcext:value-type="float">
            <text:p>242.07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3.073" calcext:value-type="float">
            <text:p>243.07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4.074" calcext:value-type="float">
            <text:p>244.07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5.075" calcext:value-type="float">
            <text:p>245.07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6.076" calcext:value-type="float">
            <text:p>246.07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7.083" calcext:value-type="float">
            <text:p>247.083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8.081" calcext:value-type="float">
            <text:p>248.08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49.082" calcext:value-type="float">
            <text:p>249.08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0.115" calcext:value-type="float">
            <text:p>250.11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1.11" calcext:value-type="float">
            <text:p>251.1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2.116" calcext:value-type="float">
            <text:p>252.11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3.114" calcext:value-type="float">
            <text:p>253.114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4.137" calcext:value-type="float">
            <text:p>254.13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5.137" calcext:value-type="float">
            <text:p>255.13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6.137" calcext:value-type="float">
            <text:p>256.13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7.139" calcext:value-type="float">
            <text:p>257.1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8.139" calcext:value-type="float">
            <text:p>258.13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59.141" calcext:value-type="float">
            <text:p>259.141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0.159" calcext:value-type="float">
            <text:p>260.159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1.142" calcext:value-type="float">
            <text:p>261.14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2.142" calcext:value-type="float">
            <text:p>262.142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3.145" calcext:value-type="float">
            <text:p>263.14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4.145" calcext:value-type="float">
            <text:p>264.145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5.146" calcext:value-type="float">
            <text:p>265.146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  <table:table-row table:style-name="ro1">
          <table:table-cell office:value-type="float" office:value="266.147" calcext:value-type="float">
            <text:p>266.147</text:p>
          </table:table-cell>
          <table:table-cell table:number-columns-repeated="3"/>
          <table:table-cell office:value-type="string" calcext:value-type="string">
            <text:p>pHydrophoneSens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7">00/00/0000</text:date>, <text:time style:data-style-name="N2" text:time-value="09:57:23.240528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7T09:57:31.535890301</meta:creation-date>
    <meta:editing-duration>PT42M30S</meta:editing-duration>
    <meta:editing-cycles>4</meta:editing-cycles>
    <meta:generator>LibreOffice/5.1.6.2$Linux_X86_64 LibreOffice_project/10m0$Build-2</meta:generator>
    <dc:date>2019-05-17T10:50:05.590063673</dc:date>
    <meta:document-statistic meta:table-count="4" meta:cell-count="1807" meta:object-count="0"/>
  </office:meta>
</office:document-meta>
</file>